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2cm"/>
    </style:style>
    <style:style style:name="ro1" style:family="table-row">
      <style:table-row-properties style:row-height="0.34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page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788cm" fo:break-before="page" style:use-optimal-row-height="true"/>
    </style:style>
    <style:style style:name="ro7" style:family="table-row">
      <style:table-row-properties style:row-height="0.393cm" fo:break-before="page" style:use-optimal-row-height="true"/>
    </style:style>
    <style:style style:name="ro8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  <style:text-properties style:text-position="" style:font-name="Century Schoolbook 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dotted #000000" style:vertical-align="middle"/>
      <style:paragraph-properties fo:text-align="start" fo:margin-left="0cm"/>
      <style:text-properties style:text-position="" style:font-name="Century Schoolbook L" fo:font-size="8pt" style:font-size-asian="8pt" style:font-size-complex="8pt"/>
    </style:style>
    <style:style style:name="ce11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start" fo:margin-left="0cm"/>
      <style:text-properties style:text-position="" style:font-name="Century Schoolbook 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Century Schoolbook L"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text-position="" style:font-name="Century Schoolbook L"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 style:data-style-name="N113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text-position="" style:font-name="Century Schoolbook 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3">
      <style:table-cell-properties fo:border="0.06pt dotted #000000" style:vertical-align="middle"/>
      <style:text-properties style:text-position="" style:font-name="Century Schoolbook L" fo:font-size="8pt" style:font-size-asian="8pt" style:font-size-complex="8pt"/>
    </style:style>
    <style:style style:name="ce16" style:family="table-cell" style:parent-style-name="Default" style:data-style-name="N113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text-position="" style:font-name="Century Schoolbook 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3">
      <style:table-cell-properties style:vertical-align="middle"/>
      <style:text-properties style:text-position="" style:font-name="Century Schoolbook L" fo:font-size="8pt" style:font-size-asian="8pt" style:font-size-complex="8pt"/>
    </style:style>
    <style:style style:name="ce18" style:family="table-cell" style:parent-style-name="Default" style:data-style-name="N112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text-position="" style:font-name="Century Schoolbook 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2">
      <style:table-cell-properties fo:border="0.06pt dotted #000000" style:vertical-align="middle"/>
      <style:text-properties style:text-position="" style:font-name="Century Schoolbook L"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style:text-position="" style:font-name="Century Schoolbook L" fo:font-size="8pt" style:font-size-asian="8pt" style:font-size-complex="8pt"/>
    </style:style>
    <style:style style:name="ce20" style:family="table-cell" style:parent-style-name="Default" style:data-style-name="N112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text-position="" style:font-name="Century Schoolbook L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12">
      <style:table-cell-properties style:vertical-align="middle"/>
      <style:text-properties style:text-position="" style:font-name="Century Schoolbook L" fo:font-size="8pt" style:font-size-asian="8pt" style:font-size-complex="8pt"/>
    </style:style>
    <style:style style:name="ce3" style:family="table-cell" style:parent-style-name="Default">
      <style:text-properties style:text-position="" style:font-name="Century Schoolbook L" fo:font-size="8pt" style:font-size-asian="8pt" style:font-size-complex="8pt"/>
    </style:style>
    <style:style style:name="ce4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text-position="" style:font-name="Century Schoolbook 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" style:family="table-cell" style:parent-style-name="Default" style:data-style-name="N100">
      <style:table-cell-properties fo:border="0.06pt dotted #000000" style:vertical-align="middle"/>
      <style:text-properties style:text-position="" style:font-name="Century Schoolbook L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text-position="" style:font-name="Century Schoolbook 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" style:family="table-cell" style:parent-style-name="Default" style:data-style-name="N100">
      <style:table-cell-properties style:vertical-align="middle"/>
      <style:text-properties style:text-position="" style:font-name="Century Schoolbook L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Century Schoolbook L" fo:font-size="8pt" style:font-size-asian="8pt" style:font-size-complex="8pt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text-position="" style:font-name="Century Schoolbook 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wrap-option="wrap" style:vertical-align="middle"/>
      <style:text-properties style:font-name="Century Schoolbook L" fo:font-size="8pt" style:font-size-asian="8pt" style:font-size-complex="8pt"/>
    </style:style>
    <style:style style:name="ce31" style:family="table-cell" style:parent-style-name="Default">
      <style:table-cell-properties style:vertical-align="middle"/>
      <style:text-properties style:font-name="Century Schoolbook L" fo:font-size="8pt" style:font-size-asian="8pt" style:font-size-complex="8pt"/>
    </style:style>
    <style:style style:name="ce32" style:family="table-cell" style:parent-style-name="Default">
      <style:text-properties style:font-name="Century Schoolbook L" fo:font-size="8pt" style:font-size-asian="8pt" style:font-size-complex="8pt"/>
    </style:style>
    <style:style style:name="ce33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4" style:family="table-cell" style:parent-style-name="Default" style:data-style-name="N100">
      <style:table-cell-properties fo:border="0.06pt dotted #000000" style:vertical-align="middle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Century Schoolbook 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 style:data-style-name="N100">
      <style:table-cell-properties style:vertical-align="middle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entury Schoolbook L" fo:font-size="8pt" style:font-size-asian="8pt" style:font-size-complex="8pt"/>
    </style:style>
    <style:style style:name="ce38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order="0.06pt dotted #000000" style:vertical-align="middle"/>
      <style:paragraph-properties fo:text-align="start" fo:margin-left="0cm"/>
      <style:text-properties style:font-name="Century Schoolbook L" fo:font-size="8pt" style:font-size-asian="8pt" style:font-size-complex="8pt"/>
    </style:style>
    <style:style style:name="ce40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start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entury Schoolbook L" fo:font-size="8pt" style:font-size-asian="8pt" style:font-size-complex="8pt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 style:data-style-name="N113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13">
      <style:table-cell-properties fo:border="0.06pt dotted #000000" style:vertical-align="middle"/>
      <style:text-properties style:font-name="Century Schoolbook L" fo:font-size="8pt" style:font-size-asian="8pt" style:font-size-complex="8pt"/>
    </style:style>
    <style:style style:name="ce45" style:family="table-cell" style:parent-style-name="Default" style:data-style-name="N113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13">
      <style:table-cell-properties style:vertical-align="middle"/>
      <style:text-properties style:font-name="Century Schoolbook L" fo:font-size="8pt" style:font-size-asian="8pt" style:font-size-complex="8pt"/>
    </style:style>
    <style:style style:name="ce47" style:family="table-cell" style:parent-style-name="Default" style:data-style-name="N112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2">
      <style:table-cell-properties fo:border="0.06pt dotted #000000" style:vertical-align="middle"/>
      <style:text-properties style:font-name="Century Schoolbook L" fo:font-size="8pt" style:font-size-asian="8pt" style:font-size-complex="8pt"/>
    </style:style>
    <style:style style:name="ce49" style:family="table-cell" style:parent-style-name="Default" style:data-style-name="N112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2">
      <style:table-cell-properties style:vertical-align="middle"/>
      <style:text-properties style:font-name="Century Schoolbook L" fo:font-size="8pt" style:font-size-asian="8pt" style:font-size-complex="8pt"/>
    </style:style>
    <style:style style:name="ce51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 style:data-style-name="N100">
      <style:table-cell-properties fo:border="0.06pt dotted #000000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 style:data-style-name="N100">
      <style:table-cell-properties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order="0.06pt dotte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>
      <style:text-properties fo:font-size="8pt" style:font-size-asian="8pt" style:font-size-complex="8pt"/>
    </style:style>
    <style:style style:name="ce65" style:family="table-cell" style:parent-style-name="Default" style:data-style-name="N113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113">
      <style:table-cell-properties fo:border="0.06pt dotted #000000" style:vertical-align="middle"/>
      <style:text-properties fo:font-size="8pt" style:font-size-asian="8pt" style:font-size-complex="8pt"/>
    </style:style>
    <style:style style:name="ce67" style:family="table-cell" style:parent-style-name="Default" style:data-style-name="N113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3">
      <style:table-cell-properties style:vertical-align="middle"/>
      <style:text-properties fo:font-size="8pt" style:font-size-asian="8pt" style:font-size-complex="8pt"/>
    </style:style>
    <style:style style:name="ce69" style:family="table-cell" style:parent-style-name="Default" style:data-style-name="N112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12">
      <style:table-cell-properties fo:border="0.06pt dotte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112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2">
      <style:table-cell-properties style:vertical-align="middle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manual" table:style-name="ta1">
        <table:table-column table:style-name="co1" table:default-cell-style-name="ce2"/>
        <table:table-column table:style-name="co2" table:default-cell-style-name="ce7"/>
        <table:table-column table:style-name="co1" table:default-cell-style-name="ce7"/>
        <table:table-column table:style-name="co3" table:default-cell-style-name="ce12"/>
        <table:table-column table:style-name="co4" table:default-cell-style-name="ce17"/>
        <table:table-column table:style-name="co5" table:default-cell-style-name="ce21"/>
        <table:table-column table:style-name="co4" table:default-cell-style-name="ce17"/>
        <table:table-column table:style-name="co5" table:default-cell-style-name="ce21"/>
        <table:table-column table:style-name="co6" table:number-columns-repeated="1012" table:default-cell-style-name="ce2"/>
        <table:table-column table:style-name="co6" table:number-columns-repeated="4" table:default-cell-style-name="ce3"/>
        <table:table-row table:style-name="ro1">
          <table:table-cell table:style-name="ce1" table:number-columns-repeated="3"/>
          <table:table-cell table:style-name="ce8"/>
          <table:table-cell table:style-name="ce1" table:number-columns-repeated="1016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style-name="ce1" table:number-columns-repeated="1012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2" calcext:value-type="float">
            <text:p>0.001202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1" calcext:value-type="float">
            <text:p>0.001201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7" calcext:value-type="float">
            <text:p>0.001197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9" calcext:value-type="float">
            <text:p>0.000279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1" calcext:value-type="float">
            <text:p>0.001201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8" calcext:value-type="float">
            <text:p>0.001198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3" calcext:value-type="float">
            <text:p>0.00028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9" calcext:value-type="float">
            <text:p>0.001199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6" calcext:value-type="float">
            <text:p>0.000276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3" calcext:value-type="float">
            <text:p>0.009303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79" calcext:value-type="float">
            <text:p>0.001979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51" calcext:value-type="float">
            <text:p>0.009351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7" calcext:value-type="float">
            <text:p>0.001987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3" calcext:value-type="float">
            <text:p>0.009313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9" calcext:value-type="float">
            <text:p>0.001989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438" calcext:value-type="float">
            <text:p>0.00943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2" calcext:value-type="float">
            <text:p>0.001982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6" calcext:value-type="float">
            <text:p>0.009326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2" calcext:value-type="float">
            <text:p>0.001982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8" calcext:value-type="float">
            <text:p>0.00932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4" calcext:value-type="float">
            <text:p>0.001984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6" calcext:value-type="float">
            <text:p>0.001196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3" calcext:value-type="float">
            <text:p>0.00028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6" calcext:value-type="float">
            <text:p>0.001206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38" calcext:value-type="float">
            <text:p>0.001238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" calcext:value-type="float">
            <text:p>0.000280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3" calcext:value-type="float">
            <text:p>0.001203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8" calcext:value-type="float">
            <text:p>0.000278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2" calcext:value-type="float">
            <text:p>0.001192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" calcext:value-type="float">
            <text:p>0.000280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1" calcext:value-type="float">
            <text:p>0.009321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5735" calcext:value-type="float">
            <text:p>0.005735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6" calcext:value-type="float">
            <text:p>0.009326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06" calcext:value-type="float">
            <text:p>0.00200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96" calcext:value-type="float">
            <text:p>0.009396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6" calcext:value-type="float">
            <text:p>0.00198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1" calcext:value-type="float">
            <text:p>0.009311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4446" calcext:value-type="float">
            <text:p>0.00444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9" calcext:value-type="float">
            <text:p>0.009299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6" calcext:value-type="float">
            <text:p>0.00198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79" calcext:value-type="float">
            <text:p>0.009279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78" calcext:value-type="float">
            <text:p>0.001978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59" calcext:value-type="float">
            <text:p>0.001259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3" calcext:value-type="float">
            <text:p>0.00028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2391" calcext:value-type="float">
            <text:p>0.002391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95" calcext:value-type="float">
            <text:p>0.000295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97" calcext:value-type="float">
            <text:p>0.001297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7" calcext:value-type="float">
            <text:p>0.000287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32" calcext:value-type="float">
            <text:p>0.00123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" calcext:value-type="float">
            <text:p>0.000280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16" calcext:value-type="float">
            <text:p>0.001216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91" calcext:value-type="float">
            <text:p>0.000291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67" calcext:value-type="float">
            <text:p>0.001267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9" calcext:value-type="float">
            <text:p>0.000289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10098" calcext:value-type="float">
            <text:p>0.010098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2294" calcext:value-type="float">
            <text:p>0.00229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10646" calcext:value-type="float">
            <text:p>0.010646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2014" calcext:value-type="float">
            <text:p>0.00201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6" calcext:value-type="float">
            <text:p>0.009306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4446" calcext:value-type="float">
            <text:p>0.004446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66" calcext:value-type="float">
            <text:p>0.009266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2" calcext:value-type="float">
            <text:p>0.001982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7" calcext:value-type="float">
            <text:p>0.00930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9" calcext:value-type="float">
            <text:p>0.001979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87" calcext:value-type="float">
            <text:p>0.00928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4" calcext:value-type="float">
            <text:p>0.00197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662" calcext:value-type="float">
            <text:p>0.00166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7" calcext:value-type="float">
            <text:p>0.001197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4" calcext:value-type="float">
            <text:p>0.00028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8" calcext:value-type="float">
            <text:p>0.001198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2" calcext:value-type="float">
            <text:p>0.00120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3" calcext:value-type="float">
            <text:p>0.001203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1559" calcext:value-type="float">
            <text:p>0.015590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2003" calcext:value-type="float">
            <text:p>0.00200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3" calcext:value-type="float">
            <text:p>0.009303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7" calcext:value-type="float">
            <text:p>0.001977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8" calcext:value-type="float">
            <text:p>0.009298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1" calcext:value-type="float">
            <text:p>0.001981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405" calcext:value-type="float">
            <text:p>0.009405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9" calcext:value-type="float">
            <text:p>0.001979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" calcext:value-type="float">
            <text:p>0.009290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9" calcext:value-type="float">
            <text:p>0.001989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7" calcext:value-type="float">
            <text:p>0.00929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9" calcext:value-type="float">
            <text:p>0.001990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9" calcext:value-type="float">
            <text:p>0.001199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742" calcext:value-type="float">
            <text:p>0.001742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9" calcext:value-type="float">
            <text:p>0.000279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8" calcext:value-type="float">
            <text:p>0.000278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499" calcext:value-type="float">
            <text:p>0.009499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92" calcext:value-type="float">
            <text:p>0.001992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5" calcext:value-type="float">
            <text:p>0.009315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46" calcext:value-type="float">
            <text:p>0.00204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8" calcext:value-type="float">
            <text:p>0.00929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74" calcext:value-type="float">
            <text:p>0.002074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24745" calcext:value-type="float">
            <text:p>3.247450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3315" calcext:value-type="float">
            <text:p>0.653315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19148" calcext:value-type="float">
            <text:p>3.119148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1457" calcext:value-type="float">
            <text:p>0.651457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311281" calcext:value-type="float">
            <text:p>3.311281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1434" calcext:value-type="float">
            <text:p>0.651434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91983" calcext:value-type="float">
            <text:p>3.091983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2713" calcext:value-type="float">
            <text:p>0.652713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51307" calcext:value-type="float">
            <text:p>20.251307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14984" calcext:value-type="float">
            <text:p>5.21498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300947" calcext:value-type="float">
            <text:p>20.300947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13675" calcext:value-type="float">
            <text:p>5.213675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192011" calcext:value-type="float">
            <text:p>20.192011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29068" calcext:value-type="float">
            <text:p>5.229068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505856" calcext:value-type="float">
            <text:p>20.505856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17558" calcext:value-type="float">
            <text:p>5.217558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5" calcext:value-type="float">
            <text:p>0.00120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7" calcext:value-type="float">
            <text:p>0.009327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91" calcext:value-type="float">
            <text:p>0.001991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4" calcext:value-type="float">
            <text:p>0.009324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9" calcext:value-type="float">
            <text:p>0.001989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38" calcext:value-type="float">
            <text:p>0.00933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17" calcext:value-type="float">
            <text:p>0.002017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55617" calcext:value-type="float">
            <text:p>3.055617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558" calcext:value-type="float">
            <text:p>0.647558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9544" calcext:value-type="float">
            <text:p>3.079544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64" calcext:value-type="float">
            <text:p>0.647640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5784" calcext:value-type="float">
            <text:p>3.075784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56" calcext:value-type="float">
            <text:p>0.647560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9752" calcext:value-type="float">
            <text:p>3.079752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6994" calcext:value-type="float">
            <text:p>0.646994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499682" calcext:value-type="float">
            <text:p>20.499682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26204" calcext:value-type="float">
            <text:p>5.12620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9.939184" calcext:value-type="float">
            <text:p>19.939184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01704" calcext:value-type="float">
            <text:p>5.10170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639626" calcext:value-type="float">
            <text:p>20.639626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305914" calcext:value-type="float">
            <text:p>5.30591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72806" calcext:value-type="float">
            <text:p>20.272806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07787" calcext:value-type="float">
            <text:p>5.207787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2" calcext:value-type="float">
            <text:p>0.00119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9" calcext:value-type="float">
            <text:p>0.000279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7" calcext:value-type="float">
            <text:p>0.00929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4" calcext:value-type="float">
            <text:p>0.00198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48" calcext:value-type="float">
            <text:p>0.009348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3" calcext:value-type="float">
            <text:p>0.00198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67" calcext:value-type="float">
            <text:p>0.00926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6" calcext:value-type="float">
            <text:p>0.001976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0425" calcext:value-type="float">
            <text:p>3.080425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1401" calcext:value-type="float">
            <text:p>0.64140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12705" calcext:value-type="float">
            <text:p>3.112705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1102" calcext:value-type="float">
            <text:p>0.641102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2249" calcext:value-type="float">
            <text:p>3.08224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0499" calcext:value-type="float">
            <text:p>0.64049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1559" calcext:value-type="float">
            <text:p>3.08155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4471" calcext:value-type="float">
            <text:p>0.64447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73517" calcext:value-type="float">
            <text:p>20.073517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52608" calcext:value-type="float">
            <text:p>5.152608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13564" calcext:value-type="float">
            <text:p>20.013564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23747" calcext:value-type="float">
            <text:p>5.123747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607161" calcext:value-type="float">
            <text:p>20.607161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52919" calcext:value-type="float">
            <text:p>5.152919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96499" calcext:value-type="float">
            <text:p>20.096499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64086" calcext:value-type="float">
            <text:p>5.164086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22" calcext:value-type="float">
            <text:p>0.00122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" calcext:value-type="float">
            <text:p>0.001200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8" calcext:value-type="float">
            <text:p>0.001208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8" calcext:value-type="float">
            <text:p>0.000278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6" calcext:value-type="float">
            <text:p>0.009360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93" calcext:value-type="float">
            <text:p>0.00199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5" calcext:value-type="float">
            <text:p>0.009315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91" calcext:value-type="float">
            <text:p>0.001991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89" calcext:value-type="float">
            <text:p>0.009289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3" calcext:value-type="float">
            <text:p>0.00198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416" calcext:value-type="float">
            <text:p>3.041600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5565" calcext:value-type="float">
            <text:p>0.645565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6396" calcext:value-type="float">
            <text:p>3.163960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4723" calcext:value-type="float">
            <text:p>0.644723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8707" calcext:value-type="float">
            <text:p>3.078707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0226" calcext:value-type="float">
            <text:p>0.640226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6091" calcext:value-type="float">
            <text:p>3.07609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3444" calcext:value-type="float">
            <text:p>0.643444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66145" calcext:value-type="float">
            <text:p>20.266145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21193" calcext:value-type="float">
            <text:p>5.121193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55608" calcext:value-type="float">
            <text:p>20.055608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03926" calcext:value-type="float">
            <text:p>5.103926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9.965258" calcext:value-type="float">
            <text:p>19.965258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44229" calcext:value-type="float">
            <text:p>5.144229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9.876712" calcext:value-type="float">
            <text:p>19.876712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094854" calcext:value-type="float">
            <text:p>5.094854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99" calcext:value-type="float">
            <text:p>0.001299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307" calcext:value-type="float">
            <text:p>0.00030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37241" calcext:value-type="float">
            <text:p>0.037241</text:p>
          </table:table-cell>
          <table:table-cell table:style-name="ce19" office:value-type="float" office:value="772112" calcext:value-type="float">
            <text:p>772,112.0</text:p>
          </table:table-cell>
          <table:table-cell table:style-name="ce15" office:value-type="float" office:value="0.007939" calcext:value-type="float">
            <text:p>0.007939</text:p>
          </table:table-cell>
          <table:table-cell table:style-name="ce19" office:value-type="float" office:value="772112" calcext:value-type="float">
            <text:p>772,11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124785" calcext:value-type="float">
            <text:p>0.124785</text:p>
          </table:table-cell>
          <table:table-cell table:style-name="ce19" office:value-type="float" office:value="1322244" calcext:value-type="float">
            <text:p>1,322,244.0</text:p>
          </table:table-cell>
          <table:table-cell table:style-name="ce15" office:value-type="float" office:value="0.025349" calcext:value-type="float">
            <text:p>0.025349</text:p>
          </table:table-cell>
          <table:table-cell table:style-name="ce19" office:value-type="float" office:value="1322244" calcext:value-type="float">
            <text:p>1,322,244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341618" calcext:value-type="float">
            <text:p>0.341618</text:p>
          </table:table-cell>
          <table:table-cell table:style-name="ce19" office:value-type="float" office:value="2081836" calcext:value-type="float">
            <text:p>2,081,836.0</text:p>
          </table:table-cell>
          <table:table-cell table:style-name="ce15" office:value-type="float" office:value="0.064024" calcext:value-type="float">
            <text:p>0.064024</text:p>
          </table:table-cell>
          <table:table-cell table:style-name="ce19" office:value-type="float" office:value="2081836" calcext:value-type="float">
            <text:p>2,081,83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612026" calcext:value-type="float">
            <text:p>0.612026</text:p>
          </table:table-cell>
          <table:table-cell table:style-name="ce19" office:value-type="float" office:value="3011393" calcext:value-type="float">
            <text:p>3,011,393.0</text:p>
          </table:table-cell>
          <table:table-cell table:style-name="ce15" office:value-type="float" office:value="0.132935" calcext:value-type="float">
            <text:p>0.132935</text:p>
          </table:table-cell>
          <table:table-cell table:style-name="ce19" office:value-type="float" office:value="3011393" calcext:value-type="float">
            <text:p>3,011,39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0.986115" calcext:value-type="float">
            <text:p>0.986115</text:p>
          </table:table-cell>
          <table:table-cell table:style-name="ce19" office:value-type="float" office:value="4095433" calcext:value-type="float">
            <text:p>4,095,433.0</text:p>
          </table:table-cell>
          <table:table-cell table:style-name="ce15" office:value-type="float" office:value="0.222378" calcext:value-type="float">
            <text:p>0.222378</text:p>
          </table:table-cell>
          <table:table-cell table:style-name="ce19" office:value-type="float" office:value="4095433" calcext:value-type="float">
            <text:p>4,095,43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1713" calcext:value-type="float">
            <text:p>1.081713</text:p>
          </table:table-cell>
          <table:table-cell table:style-name="ce19" office:value-type="float" office:value="5225598" calcext:value-type="float">
            <text:p>5,225,598.0</text:p>
          </table:table-cell>
          <table:table-cell table:style-name="ce15" office:value-type="float" office:value="0.330024" calcext:value-type="float">
            <text:p>0.330024</text:p>
          </table:table-cell>
          <table:table-cell table:style-name="ce19" office:value-type="float" office:value="5225598" calcext:value-type="float">
            <text:p>5,225,598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224804" calcext:value-type="float">
            <text:p>2.224804</text:p>
          </table:table-cell>
          <table:table-cell table:style-name="ce19" office:value-type="float" office:value="6598115" calcext:value-type="float">
            <text:p>6,598,115.0</text:p>
          </table:table-cell>
          <table:table-cell table:style-name="ce15" office:value-type="float" office:value="0.469677" calcext:value-type="float">
            <text:p>0.469677</text:p>
          </table:table-cell>
          <table:table-cell table:style-name="ce19" office:value-type="float" office:value="6598115" calcext:value-type="float">
            <text:p>6,598,11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55695" calcext:value-type="float">
            <text:p>3.155695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6205" calcext:value-type="float">
            <text:p>0.646205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036771" calcext:value-type="float">
            <text:p>4.036771</text:p>
          </table:table-cell>
          <table:table-cell table:style-name="ce19" office:value-type="float" office:value="9746097" calcext:value-type="float">
            <text:p>9,746,097.0</text:p>
          </table:table-cell>
          <table:table-cell table:style-name="ce15" office:value-type="float" office:value="0.856691" calcext:value-type="float">
            <text:p>0.856691</text:p>
          </table:table-cell>
          <table:table-cell table:style-name="ce19" office:value-type="float" office:value="9746097" calcext:value-type="float">
            <text:p>9,746,09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280408" calcext:value-type="float">
            <text:p>4.280408</text:p>
          </table:table-cell>
          <table:table-cell table:style-name="ce19" office:value-type="float" office:value="11584750" calcext:value-type="float">
            <text:p>11,584,750.0</text:p>
          </table:table-cell>
          <table:table-cell table:style-name="ce15" office:value-type="float" office:value="1.107333" calcext:value-type="float">
            <text:p>1.107333</text:p>
          </table:table-cell>
          <table:table-cell table:style-name="ce19" office:value-type="float" office:value="11584750" calcext:value-type="float">
            <text:p>11,584,75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654927" calcext:value-type="float">
            <text:p>6.654927</text:p>
          </table:table-cell>
          <table:table-cell table:style-name="ce19" office:value-type="float" office:value="13574185" calcext:value-type="float">
            <text:p>13,574,185.0</text:p>
          </table:table-cell>
          <table:table-cell table:style-name="ce15" office:value-type="float" office:value="1.407244" calcext:value-type="float">
            <text:p>1.407244</text:p>
          </table:table-cell>
          <table:table-cell table:style-name="ce19" office:value-type="float" office:value="13574185" calcext:value-type="float">
            <text:p>13,574,18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15577" calcext:value-type="float">
            <text:p>8.415577</text:p>
          </table:table-cell>
          <table:table-cell table:style-name="ce19" office:value-type="float" office:value="15701890" calcext:value-type="float">
            <text:p>15,701,890.0</text:p>
          </table:table-cell>
          <table:table-cell table:style-name="ce15" office:value-type="float" office:value="1.757862" calcext:value-type="float">
            <text:p>1.757862</text:p>
          </table:table-cell>
          <table:table-cell table:style-name="ce19" office:value-type="float" office:value="15701890" calcext:value-type="float">
            <text:p>15,701,8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446816" calcext:value-type="float">
            <text:p>10.446816</text:p>
          </table:table-cell>
          <table:table-cell table:style-name="ce19" office:value-type="float" office:value="18100461" calcext:value-type="float">
            <text:p>18,100,461.0</text:p>
          </table:table-cell>
          <table:table-cell table:style-name="ce15" office:value-type="float" office:value="2.172926" calcext:value-type="float">
            <text:p>2.172926</text:p>
          </table:table-cell>
          <table:table-cell table:style-name="ce19" office:value-type="float" office:value="18100461" calcext:value-type="float">
            <text:p>18,100,4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10.34564" calcext:value-type="float">
            <text:p>10.345640</text:p>
          </table:table-cell>
          <table:table-cell table:style-name="ce19" office:value-type="float" office:value="20461090" calcext:value-type="float">
            <text:p>20,461,090.0</text:p>
          </table:table-cell>
          <table:table-cell table:style-name="ce15" office:value-type="float" office:value="2.631782" calcext:value-type="float">
            <text:p>2.631782</text:p>
          </table:table-cell>
          <table:table-cell table:style-name="ce19" office:value-type="float" office:value="20461090" calcext:value-type="float">
            <text:p>20,461,0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4.921297" calcext:value-type="float">
            <text:p>14.921297</text:p>
          </table:table-cell>
          <table:table-cell table:style-name="ce19" office:value-type="float" office:value="23321446" calcext:value-type="float">
            <text:p>23,321,446.0</text:p>
          </table:table-cell>
          <table:table-cell table:style-name="ce15" office:value-type="float" office:value="3.154325" calcext:value-type="float">
            <text:p>3.154325</text:p>
          </table:table-cell>
          <table:table-cell table:style-name="ce19" office:value-type="float" office:value="23321446" calcext:value-type="float">
            <text:p>23,321,44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8.114296" calcext:value-type="float">
            <text:p>18.114296</text:p>
          </table:table-cell>
          <table:table-cell table:style-name="ce19" office:value-type="float" office:value="25890261" calcext:value-type="float">
            <text:p>25,890,261.0</text:p>
          </table:table-cell>
          <table:table-cell table:style-name="ce15" office:value-type="float" office:value="3.742948" calcext:value-type="float">
            <text:p>3.742948</text:p>
          </table:table-cell>
          <table:table-cell table:style-name="ce19" office:value-type="float" office:value="25890261" calcext:value-type="float">
            <text:p>25,890,2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0.963989" calcext:value-type="float">
            <text:p>20.963989</text:p>
          </table:table-cell>
          <table:table-cell table:style-name="ce19" office:value-type="float" office:value="28863806" calcext:value-type="float">
            <text:p>28,863,806.0</text:p>
          </table:table-cell>
          <table:table-cell table:style-name="ce15" office:value-type="float" office:value="4.391238" calcext:value-type="float">
            <text:p>4.391238</text:p>
          </table:table-cell>
          <table:table-cell table:style-name="ce19" office:value-type="float" office:value="28863806" calcext:value-type="float">
            <text:p>28,863,80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36045" calcext:value-type="float">
            <text:p>20.036045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0514" calcext:value-type="float">
            <text:p>5.105140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8" calcext:value-type="float">
            <text:p>0.001198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31242" calcext:value-type="float">
            <text:p>0.031242</text:p>
          </table:table-cell>
          <table:table-cell table:style-name="ce19" office:value-type="float" office:value="772112" calcext:value-type="float">
            <text:p>772,112.0</text:p>
          </table:table-cell>
          <table:table-cell table:style-name="ce15" office:value-type="float" office:value="0.006532" calcext:value-type="float">
            <text:p>0.006532</text:p>
          </table:table-cell>
          <table:table-cell table:style-name="ce19" office:value-type="float" office:value="772112" calcext:value-type="float">
            <text:p>772,11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094799" calcext:value-type="float">
            <text:p>0.094799</text:p>
          </table:table-cell>
          <table:table-cell table:style-name="ce19" office:value-type="float" office:value="1322244" calcext:value-type="float">
            <text:p>1,322,244.0</text:p>
          </table:table-cell>
          <table:table-cell table:style-name="ce15" office:value-type="float" office:value="0.016427" calcext:value-type="float">
            <text:p>0.016427</text:p>
          </table:table-cell>
          <table:table-cell table:style-name="ce19" office:value-type="float" office:value="1322244" calcext:value-type="float">
            <text:p>1,322,244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285936" calcext:value-type="float">
            <text:p>0.285936</text:p>
          </table:table-cell>
          <table:table-cell table:style-name="ce19" office:value-type="float" office:value="2081836" calcext:value-type="float">
            <text:p>2,081,836.0</text:p>
          </table:table-cell>
          <table:table-cell table:style-name="ce15" office:value-type="float" office:value="0.059638" calcext:value-type="float">
            <text:p>0.059638</text:p>
          </table:table-cell>
          <table:table-cell table:style-name="ce19" office:value-type="float" office:value="2081836" calcext:value-type="float">
            <text:p>2,081,83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597465" calcext:value-type="float">
            <text:p>0.597465</text:p>
          </table:table-cell>
          <table:table-cell table:style-name="ce19" office:value-type="float" office:value="3011393" calcext:value-type="float">
            <text:p>3,011,393.0</text:p>
          </table:table-cell>
          <table:table-cell table:style-name="ce15" office:value-type="float" office:value="0.133201" calcext:value-type="float">
            <text:p>0.133201</text:p>
          </table:table-cell>
          <table:table-cell table:style-name="ce19" office:value-type="float" office:value="3011393" calcext:value-type="float">
            <text:p>3,011,39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0.996649" calcext:value-type="float">
            <text:p>0.996649</text:p>
          </table:table-cell>
          <table:table-cell table:style-name="ce19" office:value-type="float" office:value="4095433" calcext:value-type="float">
            <text:p>4,095,433.0</text:p>
          </table:table-cell>
          <table:table-cell table:style-name="ce15" office:value-type="float" office:value="0.223727" calcext:value-type="float">
            <text:p>0.223727</text:p>
          </table:table-cell>
          <table:table-cell table:style-name="ce19" office:value-type="float" office:value="4095433" calcext:value-type="float">
            <text:p>4,095,43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1898" calcext:value-type="float">
            <text:p>1.081898</text:p>
          </table:table-cell>
          <table:table-cell table:style-name="ce19" office:value-type="float" office:value="5225598" calcext:value-type="float">
            <text:p>5,225,598.0</text:p>
          </table:table-cell>
          <table:table-cell table:style-name="ce15" office:value-type="float" office:value="0.331603" calcext:value-type="float">
            <text:p>0.331603</text:p>
          </table:table-cell>
          <table:table-cell table:style-name="ce19" office:value-type="float" office:value="5225598" calcext:value-type="float">
            <text:p>5,225,598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195723" calcext:value-type="float">
            <text:p>2.195723</text:p>
          </table:table-cell>
          <table:table-cell table:style-name="ce19" office:value-type="float" office:value="6598115" calcext:value-type="float">
            <text:p>6,598,115.0</text:p>
          </table:table-cell>
          <table:table-cell table:style-name="ce15" office:value-type="float" office:value="0.47405" calcext:value-type="float">
            <text:p>0.474050</text:p>
          </table:table-cell>
          <table:table-cell table:style-name="ce19" office:value-type="float" office:value="6598115" calcext:value-type="float">
            <text:p>6,598,11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51341" calcext:value-type="float">
            <text:p>3.051341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024" calcext:value-type="float">
            <text:p>0.647024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164886" calcext:value-type="float">
            <text:p>4.164886</text:p>
          </table:table-cell>
          <table:table-cell table:style-name="ce19" office:value-type="float" office:value="9746097" calcext:value-type="float">
            <text:p>9,746,097.0</text:p>
          </table:table-cell>
          <table:table-cell table:style-name="ce15" office:value-type="float" office:value="0.862614" calcext:value-type="float">
            <text:p>0.862614</text:p>
          </table:table-cell>
          <table:table-cell table:style-name="ce19" office:value-type="float" office:value="9746097" calcext:value-type="float">
            <text:p>9,746,09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426588" calcext:value-type="float">
            <text:p>4.426588</text:p>
          </table:table-cell>
          <table:table-cell table:style-name="ce19" office:value-type="float" office:value="11584750" calcext:value-type="float">
            <text:p>11,584,750.0</text:p>
          </table:table-cell>
          <table:table-cell table:style-name="ce15" office:value-type="float" office:value="1.114165" calcext:value-type="float">
            <text:p>1.114165</text:p>
          </table:table-cell>
          <table:table-cell table:style-name="ce19" office:value-type="float" office:value="11584750" calcext:value-type="float">
            <text:p>11,584,75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704661" calcext:value-type="float">
            <text:p>6.704661</text:p>
          </table:table-cell>
          <table:table-cell table:style-name="ce19" office:value-type="float" office:value="13574185" calcext:value-type="float">
            <text:p>13,574,185.0</text:p>
          </table:table-cell>
          <table:table-cell table:style-name="ce15" office:value-type="float" office:value="1.412377" calcext:value-type="float">
            <text:p>1.412377</text:p>
          </table:table-cell>
          <table:table-cell table:style-name="ce19" office:value-type="float" office:value="13574185" calcext:value-type="float">
            <text:p>13,574,18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79324" calcext:value-type="float">
            <text:p>8.479324</text:p>
          </table:table-cell>
          <table:table-cell table:style-name="ce19" office:value-type="float" office:value="15701890" calcext:value-type="float">
            <text:p>15,701,890.0</text:p>
          </table:table-cell>
          <table:table-cell table:style-name="ce15" office:value-type="float" office:value="1.76106" calcext:value-type="float">
            <text:p>1.761060</text:p>
          </table:table-cell>
          <table:table-cell table:style-name="ce19" office:value-type="float" office:value="15701890" calcext:value-type="float">
            <text:p>15,701,8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389538" calcext:value-type="float">
            <text:p>10.389538</text:p>
          </table:table-cell>
          <table:table-cell table:style-name="ce19" office:value-type="float" office:value="18100461" calcext:value-type="float">
            <text:p>18,100,461.0</text:p>
          </table:table-cell>
          <table:table-cell table:style-name="ce15" office:value-type="float" office:value="2.169991" calcext:value-type="float">
            <text:p>2.169991</text:p>
          </table:table-cell>
          <table:table-cell table:style-name="ce19" office:value-type="float" office:value="18100461" calcext:value-type="float">
            <text:p>18,100,4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10.622015" calcext:value-type="float">
            <text:p>10.622015</text:p>
          </table:table-cell>
          <table:table-cell table:style-name="ce19" office:value-type="float" office:value="20461090" calcext:value-type="float">
            <text:p>20,461,090.0</text:p>
          </table:table-cell>
          <table:table-cell table:style-name="ce15" office:value-type="float" office:value="2.646453" calcext:value-type="float">
            <text:p>2.646453</text:p>
          </table:table-cell>
          <table:table-cell table:style-name="ce19" office:value-type="float" office:value="20461090" calcext:value-type="float">
            <text:p>20,461,0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5.084184" calcext:value-type="float">
            <text:p>15.084184</text:p>
          </table:table-cell>
          <table:table-cell table:style-name="ce19" office:value-type="float" office:value="23321446" calcext:value-type="float">
            <text:p>23,321,446.0</text:p>
          </table:table-cell>
          <table:table-cell table:style-name="ce15" office:value-type="float" office:value="3.156021" calcext:value-type="float">
            <text:p>3.156021</text:p>
          </table:table-cell>
          <table:table-cell table:style-name="ce19" office:value-type="float" office:value="23321446" calcext:value-type="float">
            <text:p>23,321,44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8.183891" calcext:value-type="float">
            <text:p>18.183891</text:p>
          </table:table-cell>
          <table:table-cell table:style-name="ce19" office:value-type="float" office:value="25890261" calcext:value-type="float">
            <text:p>25,890,261.0</text:p>
          </table:table-cell>
          <table:table-cell table:style-name="ce15" office:value-type="float" office:value="3.751744" calcext:value-type="float">
            <text:p>3.751744</text:p>
          </table:table-cell>
          <table:table-cell table:style-name="ce19" office:value-type="float" office:value="25890261" calcext:value-type="float">
            <text:p>25,890,2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1.633958" calcext:value-type="float">
            <text:p>21.633958</text:p>
          </table:table-cell>
          <table:table-cell table:style-name="ce19" office:value-type="float" office:value="28863806" calcext:value-type="float">
            <text:p>28,863,806.0</text:p>
          </table:table-cell>
          <table:table-cell table:style-name="ce15" office:value-type="float" office:value="4.388081" calcext:value-type="float">
            <text:p>4.388081</text:p>
          </table:table-cell>
          <table:table-cell table:style-name="ce19" office:value-type="float" office:value="28863806" calcext:value-type="float">
            <text:p>28,863,80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132292" calcext:value-type="float">
            <text:p>20.132292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22467" calcext:value-type="float">
            <text:p>5.122467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 table:style-name="ce7" table:number-columns-repeated="6"/>
          <table:table-cell table:number-columns-repeated="1014"/>
        </table:table-row>
        <table:table-row table:style-name="ro3">
          <table:table-cell table:style-name="ce3"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3" calcext:value-type="float">
            <text:p>0.001193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2" calcext:value-type="float">
            <text:p>0.000272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62508" calcext:value-type="float">
            <text:p>0.062508</text:p>
          </table:table-cell>
          <table:table-cell table:style-name="ce19" office:value-type="float" office:value="128255625" calcext:value-type="float">
            <text:p>128,255,625.0</text:p>
          </table:table-cell>
          <table:table-cell table:style-name="ce15" office:value-type="float" office:value="0.006597" calcext:value-type="float">
            <text:p>0.006597</text:p>
          </table:table-cell>
          <table:table-cell table:style-name="ce19" office:value-type="float" office:value="128255625" calcext:value-type="float">
            <text:p>128,25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093369" calcext:value-type="float">
            <text:p>0.093369</text:p>
          </table:table-cell>
          <table:table-cell table:style-name="ce19" office:value-type="float" office:value="404010000" calcext:value-type="float">
            <text:p>404,010,000.0</text:p>
          </table:table-cell>
          <table:table-cell table:style-name="ce15" office:value-type="float" office:value="0.01668" calcext:value-type="float">
            <text:p>0.016680</text:p>
          </table:table-cell>
          <table:table-cell table:style-name="ce19" office:value-type="float" office:value="404010000" calcext:value-type="float">
            <text:p>404,01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35237" calcext:value-type="float">
            <text:p>0.352370</text:p>
          </table:table-cell>
          <table:table-cell table:style-name="ce19" office:value-type="float" office:value="984390625" calcext:value-type="float">
            <text:p>984,390,625.0</text:p>
          </table:table-cell>
          <table:table-cell table:style-name="ce15" office:value-type="float" office:value="0.072505" calcext:value-type="float">
            <text:p>0.072505</text:p>
          </table:table-cell>
          <table:table-cell table:style-name="ce19" office:value-type="float" office:value="984390625" calcext:value-type="float">
            <text:p>984,39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652539" calcext:value-type="float">
            <text:p>0.652539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style-name="ce15" office:value-type="float" office:value="0.126024" calcext:value-type="float">
            <text:p>0.126024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0.993798" calcext:value-type="float">
            <text:p>0.993798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style-name="ce15" office:value-type="float" office:value="0.21893" calcext:value-type="float">
            <text:p>0.218930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11" calcext:value-type="float">
            <text:p>1.081100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style-name="ce15" office:value-type="float" office:value="0.330587" calcext:value-type="float">
            <text:p>0.330587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387546" calcext:value-type="float">
            <text:p>2.387546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style-name="ce15" office:value-type="float" office:value="0.476119" calcext:value-type="float">
            <text:p>0.476119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2533" calcext:value-type="float">
            <text:p>3.082533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4611" calcext:value-type="float">
            <text:p>0.64461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249742" calcext:value-type="float">
            <text:p>4.249742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style-name="ce15" office:value-type="float" office:value="0.85886" calcext:value-type="float">
            <text:p>0.858860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298823" calcext:value-type="float">
            <text:p>4.298823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style-name="ce15" office:value-type="float" office:value="1.112652" calcext:value-type="float">
            <text:p>1.112652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642814" calcext:value-type="float">
            <text:p>6.642814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style-name="ce15" office:value-type="float" office:value="1.421403" calcext:value-type="float">
            <text:p>1.421403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40308" calcext:value-type="float">
            <text:p>8.440308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style-name="ce15" office:value-type="float" office:value="1.762349" calcext:value-type="float">
            <text:p>1.762349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307231" calcext:value-type="float">
            <text:p>10.307231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style-name="ce15" office:value-type="float" office:value="2.180169" calcext:value-type="float">
            <text:p>2.180169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9.210082" calcext:value-type="float">
            <text:p>9.210082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style-name="ce15" office:value-type="float" office:value="2.662343" calcext:value-type="float">
            <text:p>2.662343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5.091394" calcext:value-type="float">
            <text:p>15.091394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style-name="ce15" office:value-type="float" office:value="3.157122" calcext:value-type="float">
            <text:p>3.157122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8.004254" calcext:value-type="float">
            <text:p>18.004254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style-name="ce15" office:value-type="float" office:value="3.754617" calcext:value-type="float">
            <text:p>3.754617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1.020247" calcext:value-type="float">
            <text:p>21.020247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style-name="ce15" office:value-type="float" office:value="4.394798" calcext:value-type="float">
            <text:p>4.394798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69382" calcext:value-type="float">
            <text:p>20.269382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1727" calcext:value-type="float">
            <text:p>5.117270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31261" calcext:value-type="float">
            <text:p>0.031261</text:p>
          </table:table-cell>
          <table:table-cell table:style-name="ce19" office:value-type="float" office:value="128255625" calcext:value-type="float">
            <text:p>128,255,625.0</text:p>
          </table:table-cell>
          <table:table-cell table:style-name="ce15" office:value-type="float" office:value="0.006626" calcext:value-type="float">
            <text:p>0.006626</text:p>
          </table:table-cell>
          <table:table-cell table:style-name="ce19" office:value-type="float" office:value="128255625" calcext:value-type="float">
            <text:p>128,25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110694" calcext:value-type="float">
            <text:p>0.110694</text:p>
          </table:table-cell>
          <table:table-cell table:style-name="ce19" office:value-type="float" office:value="404010000" calcext:value-type="float">
            <text:p>404,010,000.0</text:p>
          </table:table-cell>
          <table:table-cell table:style-name="ce15" office:value-type="float" office:value="0.015637" calcext:value-type="float">
            <text:p>0.015637</text:p>
          </table:table-cell>
          <table:table-cell table:style-name="ce19" office:value-type="float" office:value="404010000" calcext:value-type="float">
            <text:p>404,01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293485" calcext:value-type="float">
            <text:p>0.293485</text:p>
          </table:table-cell>
          <table:table-cell table:style-name="ce19" office:value-type="float" office:value="984390625" calcext:value-type="float">
            <text:p>984,390,625.0</text:p>
          </table:table-cell>
          <table:table-cell table:style-name="ce15" office:value-type="float" office:value="0.060926" calcext:value-type="float">
            <text:p>0.060926</text:p>
          </table:table-cell>
          <table:table-cell table:style-name="ce19" office:value-type="float" office:value="984390625" calcext:value-type="float">
            <text:p>984,39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651598" calcext:value-type="float">
            <text:p>0.651598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style-name="ce15" office:value-type="float" office:value="0.147015" calcext:value-type="float">
            <text:p>0.147015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1.101349" calcext:value-type="float">
            <text:p>1.101349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style-name="ce15" office:value-type="float" office:value="0.250406" calcext:value-type="float">
            <text:p>0.250406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5703" calcext:value-type="float">
            <text:p>1.085703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style-name="ce15" office:value-type="float" office:value="0.413507" calcext:value-type="float">
            <text:p>0.413507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180051" calcext:value-type="float">
            <text:p>2.180051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style-name="ce15" office:value-type="float" office:value="0.47042" calcext:value-type="float">
            <text:p>0.470420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9099" calcext:value-type="float">
            <text:p>3.07909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3537" calcext:value-type="float">
            <text:p>0.643537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220882" calcext:value-type="float">
            <text:p>4.220882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style-name="ce15" office:value-type="float" office:value="0.852399" calcext:value-type="float">
            <text:p>0.852399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286083" calcext:value-type="float">
            <text:p>4.286083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style-name="ce15" office:value-type="float" office:value="1.106982" calcext:value-type="float">
            <text:p>1.106982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674248" calcext:value-type="float">
            <text:p>6.674248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style-name="ce15" office:value-type="float" office:value="1.41218" calcext:value-type="float">
            <text:p>1.412180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4092" calcext:value-type="float">
            <text:p>8.440920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style-name="ce15" office:value-type="float" office:value="1.765974" calcext:value-type="float">
            <text:p>1.765974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329453" calcext:value-type="float">
            <text:p>10.329453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style-name="ce15" office:value-type="float" office:value="2.173019" calcext:value-type="float">
            <text:p>2.173019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9.612526" calcext:value-type="float">
            <text:p>9.612526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style-name="ce15" office:value-type="float" office:value="2.622674" calcext:value-type="float">
            <text:p>2.622674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5.167497" calcext:value-type="float">
            <text:p>15.167497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style-name="ce15" office:value-type="float" office:value="3.142448" calcext:value-type="float">
            <text:p>3.142448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7.957808" calcext:value-type="float">
            <text:p>17.957808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style-name="ce15" office:value-type="float" office:value="3.728599" calcext:value-type="float">
            <text:p>3.728599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0.988347" calcext:value-type="float">
            <text:p>20.988347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style-name="ce15" office:value-type="float" office:value="4.394569" calcext:value-type="float">
            <text:p>4.394569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32625" calcext:value-type="float">
            <text:p>20.032625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418355" calcext:value-type="float">
            <text:p>5.418355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 table:number-rows-repeated="104837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lo" table:style-name="ta1">
        <table:table-column table:style-name="co1" table:default-cell-style-name="ce53"/>
        <table:table-column table:style-name="co7" table:default-cell-style-name="ce57"/>
        <table:table-column table:style-name="co1" table:default-cell-style-name="ce57"/>
        <table:table-column table:style-name="co8" table:number-columns-repeated="2" table:default-cell-style-name="ce58"/>
        <table:table-column table:style-name="co4" table:default-cell-style-name="ce68"/>
        <table:table-column table:style-name="co5" table:default-cell-style-name="ce72"/>
        <table:table-column table:style-name="co4" table:default-cell-style-name="ce68"/>
        <table:table-column table:style-name="co5" table:default-cell-style-name="ce72"/>
        <table:table-column table:style-name="co6" table:number-columns-repeated="1012" table:default-cell-style-name="ce53"/>
        <table:table-column table:style-name="co6" table:number-columns-repeated="3" table:default-cell-style-name="ce64"/>
        <table:table-row table:style-name="ro1">
          <table:table-cell table:style-name="ce51" table:number-columns-repeated="1021"/>
          <table:table-cell table:number-columns-repeated="3"/>
        </table:table-row>
        <table:table-row table:style-name="ro5">
          <table:table-cell table:style-name="ce52"/>
          <table:table-cell table:style-name="ce54" office:value-type="string" calcext:value-type="string">
            <text:p>Using</text:p>
          </table:table-cell>
          <table:table-cell table:style-name="ce59"/>
          <table:table-cell table:style-name="ce60" office:value-type="string" calcext:value-type="string">
            <text:p>|Matrix| </text:p>
          </table:table-cell>
          <table:table-cell table:style-name="ce60" office:value-type="string" calcext:value-type="string">
            <text:p>|Threads|</text:p>
          </table:table-cell>
          <table:table-cell table:style-name="ce65" office:value-type="string" calcext:value-type="string">
            <text:p>Time / manual </text:p>
          </table:table-cell>
          <table:table-cell table:style-name="ce69" office:value-type="string" calcext:value-type="string">
            <text:p>Inf Norm / manual </text:p>
          </table:table-cell>
          <table:table-cell table:style-name="ce65" office:value-type="string" calcext:value-type="string">
            <text:p>Time / pthreads </text:p>
          </table:table-cell>
          <table:table-cell table:style-name="ce69" office:value-type="string" calcext:value-type="string">
            <text:p>Inf Norm / pthreads </text:p>
          </table:table-cell>
          <table:table-cell table:style-name="ce52" table:number-columns-repeated="1012"/>
          <table:table-cell table:style-name="ce73" table:number-columns-repeated="3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7" calcext:value-type="float">
            <text:p>0.001407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796" calcext:value-type="float">
            <text:p>0.000796</text:p>
          </table:table-cell>
          <table:table-cell table:style-name="ce70" office:value-type="float" office:value="85625" calcext:value-type="float">
            <text:p>8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12" calcext:value-type="float">
            <text:p>0.001412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797" calcext:value-type="float">
            <text:p>0.000797</text:p>
          </table:table-cell>
          <table:table-cell table:style-name="ce70" office:value-type="float" office:value="85625" calcext:value-type="float">
            <text:p>8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9" calcext:value-type="float">
            <text:p>0.001409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805" calcext:value-type="float">
            <text:p>0.000805</text:p>
          </table:table-cell>
          <table:table-cell table:style-name="ce70" office:value-type="float" office:value="85625" calcext:value-type="float">
            <text:p>8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17" calcext:value-type="float">
            <text:p>0.001417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868" calcext:value-type="float">
            <text:p>0.000868</text:p>
          </table:table-cell>
          <table:table-cell table:style-name="ce70" office:value-type="float" office:value="86323" calcext:value-type="float">
            <text:p>86,323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5" calcext:value-type="float">
            <text:p>0.001405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9" calcext:value-type="float">
            <text:p>0.000900</text:p>
          </table:table-cell>
          <table:table-cell table:style-name="ce70" office:value-type="float" office:value="85189" calcext:value-type="float">
            <text:p>85,189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12" calcext:value-type="float">
            <text:p>0.001412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644" calcext:value-type="float">
            <text:p>0.000644</text:p>
          </table:table-cell>
          <table:table-cell table:style-name="ce70" office:value-type="float" office:value="85058" calcext:value-type="float">
            <text:p>85,05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3" calcext:value-type="float">
            <text:p>0.011013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046" calcext:value-type="float">
            <text:p>0.003046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1" calcext:value-type="float">
            <text:p>0.011011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512" calcext:value-type="float">
            <text:p>0.003512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6" calcext:value-type="float">
            <text:p>0.011016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2598" calcext:value-type="float">
            <text:p>0.002598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08" calcext:value-type="float">
            <text:p>0.011008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4229" calcext:value-type="float">
            <text:p>0.004229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09" calcext:value-type="float">
            <text:p>0.011009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4306" calcext:value-type="float">
            <text:p>0.004306</text:p>
          </table:table-cell>
          <table:table-cell table:style-name="ce70" office:value-type="float" office:value="330718" calcext:value-type="float">
            <text:p>330,71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43" calcext:value-type="float">
            <text:p>0.011043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444" calcext:value-type="float">
            <text:p>0.003444</text:p>
          </table:table-cell>
          <table:table-cell table:style-name="ce70" office:value-type="float" office:value="322376" calcext:value-type="float">
            <text:p>322,376.0</text:p>
          </table:table-cell>
          <table:table-cell table:number-columns-repeated="1015"/>
        </table:table-row>
        <table:table-row table:style-name="ro1">
          <table:table-cell/>
          <table:table-cell table:style-name="ce56"/>
          <table:table-cell table:style-name="ce53"/>
          <table:table-cell table:style-name="ce62" table:number-columns-repeated="2"/>
          <table:table-cell table:style-name="ce67"/>
          <table:table-cell table:style-name="ce71"/>
          <table:table-cell table:style-name="ce67"/>
          <table:table-cell table:style-name="ce71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5" calcext:value-type="float">
            <text:p>0.001405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787" calcext:value-type="float">
            <text:p>0.000787</text:p>
          </table:table-cell>
          <table:table-cell table:style-name="ce70" office:value-type="float" office:value="85625" calcext:value-type="float">
            <text:p>8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9" calcext:value-type="float">
            <text:p>0.001409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783" calcext:value-type="float">
            <text:p>0.000783</text:p>
          </table:table-cell>
          <table:table-cell table:style-name="ce70" office:value-type="float" office:value="89502" calcext:value-type="float">
            <text:p>89,502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11" calcext:value-type="float">
            <text:p>0.001411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779" calcext:value-type="float">
            <text:p>0.000779</text:p>
          </table:table-cell>
          <table:table-cell table:style-name="ce70" office:value-type="float" office:value="85625" calcext:value-type="float">
            <text:p>8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6" calcext:value-type="float">
            <text:p>0.001406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94" calcext:value-type="float">
            <text:p>0.000940</text:p>
          </table:table-cell>
          <table:table-cell table:style-name="ce70" office:value-type="float" office:value="85189" calcext:value-type="float">
            <text:p>85,189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6" calcext:value-type="float">
            <text:p>0.001406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926" calcext:value-type="float">
            <text:p>0.000926</text:p>
          </table:table-cell>
          <table:table-cell table:style-name="ce70" office:value-type="float" office:value="85058" calcext:value-type="float">
            <text:p>85,05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5" calcext:value-type="float">
            <text:p>0.001405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0918" calcext:value-type="float">
            <text:p>0.000918</text:p>
          </table:table-cell>
          <table:table-cell table:style-name="ce70" office:value-type="float" office:value="85058" calcext:value-type="float">
            <text:p>85,05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2" calcext:value-type="float">
            <text:p>0.011012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239" calcext:value-type="float">
            <text:p>0.003239</text:p>
          </table:table-cell>
          <table:table-cell table:style-name="ce70" office:value-type="float" office:value="324244" calcext:value-type="float">
            <text:p>324,24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07" calcext:value-type="float">
            <text:p>0.011007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2789" calcext:value-type="float">
            <text:p>0.002789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6" calcext:value-type="float">
            <text:p>0.011016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2692" calcext:value-type="float">
            <text:p>0.002692</text:p>
          </table:table-cell>
          <table:table-cell table:style-name="ce70" office:value-type="float" office:value="331606" calcext:value-type="float">
            <text:p>331,60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07" calcext:value-type="float">
            <text:p>0.011007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4198" calcext:value-type="float">
            <text:p>0.004198</text:p>
          </table:table-cell>
          <table:table-cell table:style-name="ce70" office:value-type="float" office:value="330718" calcext:value-type="float">
            <text:p>330,71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06" calcext:value-type="float">
            <text:p>0.011006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5866" calcext:value-type="float">
            <text:p>0.005866</text:p>
          </table:table-cell>
          <table:table-cell table:style-name="ce70" office:value-type="float" office:value="330718" calcext:value-type="float">
            <text:p>330,71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26" calcext:value-type="float">
            <text:p>0.011026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404" calcext:value-type="float">
            <text:p>0.004040</text:p>
          </table:table-cell>
          <table:table-cell table:style-name="ce70" office:value-type="float" office:value="326364" calcext:value-type="float">
            <text:p>326,364.0</text:p>
          </table:table-cell>
          <table:table-cell table:number-columns-repeated="1015"/>
        </table:table-row>
        <table:table-row table:style-name="ro1">
          <table:table-cell/>
          <table:table-cell table:style-name="ce53" table:number-columns-repeated="8"/>
          <table:table-cell table:number-columns-repeated="1015"/>
        </table:table-row>
        <table:table-row table:style-name="ro5">
          <table:table-cell/>
          <table:table-cell table:style-name="ce54" office:value-type="string" calcext:value-type="string">
            <text:p>Using</text:p>
          </table:table-cell>
          <table:table-cell table:style-name="ce53"/>
          <table:table-cell table:style-name="ce60" office:value-type="string" calcext:value-type="string">
            <text:p>|Matrix| </text:p>
          </table:table-cell>
          <table:table-cell table:style-name="ce60" office:value-type="string" calcext:value-type="string">
            <text:p>|Threads|</text:p>
          </table:table-cell>
          <table:table-cell table:style-name="ce65" office:value-type="string" calcext:value-type="string">
            <text:p>Time / manual </text:p>
          </table:table-cell>
          <table:table-cell table:style-name="ce69" office:value-type="string" calcext:value-type="string">
            <text:p>Inf Norm / manual </text:p>
          </table:table-cell>
          <table:table-cell table:style-name="ce65" office:value-type="string" calcext:value-type="string">
            <text:p>Time / pthreads </text:p>
          </table:table-cell>
          <table:table-cell table:style-name="ce69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1" calcext:value-type="float">
            <text:p>0.001410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794" calcext:value-type="float">
            <text:p>0.000794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3" calcext:value-type="float">
            <text:p>0.001403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768" calcext:value-type="float">
            <text:p>0.000768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8" calcext:value-type="float">
            <text:p>0.001408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615" calcext:value-type="float">
            <text:p>0.000615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3" calcext:value-type="float">
            <text:p>0.001403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956" calcext:value-type="float">
            <text:p>0.000956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1" calcext:value-type="float">
            <text:p>0.001410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71" calcext:value-type="float">
            <text:p>0.000710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2" calcext:value-type="float">
            <text:p>0.001402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883" calcext:value-type="float">
            <text:p>0.000883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07" calcext:value-type="float">
            <text:p>0.011007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675" calcext:value-type="float">
            <text:p>0.002675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7" calcext:value-type="float">
            <text:p>0.011017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3503" calcext:value-type="float">
            <text:p>0.003503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" calcext:value-type="float">
            <text:p>0.011010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168" calcext:value-type="float">
            <text:p>0.002168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08" calcext:value-type="float">
            <text:p>0.011008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4088" calcext:value-type="float">
            <text:p>0.004088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06" calcext:value-type="float">
            <text:p>0.011006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4361" calcext:value-type="float">
            <text:p>0.004361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12" calcext:value-type="float">
            <text:p>0.011012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3443" calcext:value-type="float">
            <text:p>0.003443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6"/>
          <table:table-cell table:style-name="ce53"/>
          <table:table-cell table:style-name="ce62" table:number-columns-repeated="2"/>
          <table:table-cell table:style-name="ce67"/>
          <table:table-cell table:style-name="ce71"/>
          <table:table-cell table:style-name="ce67"/>
          <table:table-cell table:style-name="ce71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2" calcext:value-type="float">
            <text:p>0.001402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78" calcext:value-type="float">
            <text:p>0.000780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04" calcext:value-type="float">
            <text:p>0.001404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777" calcext:value-type="float">
            <text:p>0.000777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float" office:value="0.001415" calcext:value-type="float">
            <text:p>0.001415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775" calcext:value-type="float">
            <text:p>0.000775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8" calcext:value-type="float">
            <text:p>0.001408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938" calcext:value-type="float">
            <text:p>0.000938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05" calcext:value-type="float">
            <text:p>0.001405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895" calcext:value-type="float">
            <text:p>0.000895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float" office:value="0.001412" calcext:value-type="float">
            <text:p>0.001412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0936" calcext:value-type="float">
            <text:p>0.000936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72" calcext:value-type="float">
            <text:p>0.011072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305" calcext:value-type="float">
            <text:p>0.002305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2" calcext:value-type="float">
            <text:p>0.011012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738" calcext:value-type="float">
            <text:p>0.002738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7" calcext:value-type="float">
            <text:p>0.011017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255" calcext:value-type="float">
            <text:p>0.002255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1" calcext:value-type="float">
            <text:p>0.011010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3405" calcext:value-type="float">
            <text:p>0.003405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88" calcext:value-type="float">
            <text:p>0.011088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3177" calcext:value-type="float">
            <text:p>0.003177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011006" calcext:value-type="float">
            <text:p>0.011006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3435" calcext:value-type="float">
            <text:p>0.003435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3" table:number-columns-repeated="8"/>
          <table:table-cell table:number-columns-repeated="1015"/>
        </table:table-row>
        <table:table-row table:style-name="ro6">
          <table:table-cell/>
          <table:table-cell table:style-name="ce54" office:value-type="string" calcext:value-type="string">
            <text:p>Using</text:p>
          </table:table-cell>
          <table:table-cell table:style-name="ce53"/>
          <table:table-cell table:style-name="ce60" office:value-type="string" calcext:value-type="string">
            <text:p>|Matrix| </text:p>
          </table:table-cell>
          <table:table-cell table:style-name="ce60" office:value-type="string" calcext:value-type="string">
            <text:p>|Threads|</text:p>
          </table:table-cell>
          <table:table-cell table:style-name="ce65" office:value-type="string" calcext:value-type="string">
            <text:p>Time / manual </text:p>
          </table:table-cell>
          <table:table-cell table:style-name="ce69" office:value-type="string" calcext:value-type="string">
            <text:p>Inf Norm / manual </text:p>
          </table:table-cell>
          <table:table-cell table:style-name="ce65" office:value-type="string" calcext:value-type="string">
            <text:p>Time / pthreads </text:p>
          </table:table-cell>
          <table:table-cell table:style-name="ce69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9" calcext:value-type="float">
            <text:p>0.001409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412" calcext:value-type="float">
            <text:p>0.001412</text:p>
          </table:table-cell>
          <table:table-cell table:style-name="ce70" office:value-type="float" office:value="83084" calcext:value-type="float">
            <text:p>83,08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8" calcext:value-type="float">
            <text:p>0.001408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331" calcext:value-type="float">
            <text:p>0.001331</text:p>
          </table:table-cell>
          <table:table-cell table:style-name="ce70" office:value-type="float" office:value="83084" calcext:value-type="float">
            <text:p>83,08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3" calcext:value-type="float">
            <text:p>0.001413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488" calcext:value-type="float">
            <text:p>0.001488</text:p>
          </table:table-cell>
          <table:table-cell table:style-name="ce70" office:value-type="float" office:value="83084" calcext:value-type="float">
            <text:p>83,08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8" calcext:value-type="float">
            <text:p>0.011018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031" calcext:value-type="float">
            <text:p>0.003031</text:p>
          </table:table-cell>
          <table:table-cell table:style-name="ce70" office:value-type="float" office:value="324244" calcext:value-type="float">
            <text:p>324,24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7" calcext:value-type="float">
            <text:p>0.011017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2967" calcext:value-type="float">
            <text:p>0.002967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27" calcext:value-type="float">
            <text:p>0.011027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41" calcext:value-type="float">
            <text:p>0.003410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77439" calcext:value-type="float">
            <text:p>2.277439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100086" calcext:value-type="float">
            <text:p>0.100086</text:p>
          </table:table-cell>
          <table:table-cell table:style-name="ce70" office:value-type="float" office:value="7887576" calcext:value-type="float">
            <text:p>7,887,57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66145" calcext:value-type="float">
            <text:p>2.266145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79707" calcext:value-type="float">
            <text:p>0.079707</text:p>
          </table:table-cell>
          <table:table-cell table:style-name="ce70" office:value-type="float" office:value="7958041" calcext:value-type="float">
            <text:p>7,958,041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63969" calcext:value-type="float">
            <text:p>2.263969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72114" calcext:value-type="float">
            <text:p>0.072114</text:p>
          </table:table-cell>
          <table:table-cell table:style-name="ce70" office:value-type="float" office:value="7969826" calcext:value-type="float">
            <text:p>7,969,82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67955" calcext:value-type="float">
            <text:p>2.267955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89036" calcext:value-type="float">
            <text:p>0.089036</text:p>
          </table:table-cell>
          <table:table-cell table:style-name="ce70" office:value-type="float" office:value="7941189" calcext:value-type="float">
            <text:p>7,941,189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695424" calcext:value-type="float">
            <text:p>22.695424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57843" calcext:value-type="float">
            <text:p>0.657843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644039" calcext:value-type="float">
            <text:p>22.644039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845433" calcext:value-type="float">
            <text:p>0.845433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86039" calcext:value-type="float">
            <text:p>22.586039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761873" calcext:value-type="float">
            <text:p>0.761873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867197" calcext:value-type="float">
            <text:p>22.867197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89865" calcext:value-type="float">
            <text:p>0.689865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6"/>
          <table:table-cell table:style-name="ce53"/>
          <table:table-cell table:style-name="ce62" table:number-columns-repeated="2"/>
          <table:table-cell table:style-name="ce67"/>
          <table:table-cell table:style-name="ce71"/>
          <table:table-cell table:style-name="ce67"/>
          <table:table-cell table:style-name="ce71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4" calcext:value-type="float">
            <text:p>0.001414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121" calcext:value-type="float">
            <text:p>0.001121</text:p>
          </table:table-cell>
          <table:table-cell table:style-name="ce70" office:value-type="float" office:value="83338" calcext:value-type="float">
            <text:p>83,33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6" calcext:value-type="float">
            <text:p>0.001416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249" calcext:value-type="float">
            <text:p>0.001249</text:p>
          </table:table-cell>
          <table:table-cell table:style-name="ce70" office:value-type="float" office:value="82995" calcext:value-type="float">
            <text:p>82,99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6" calcext:value-type="float">
            <text:p>0.001406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329" calcext:value-type="float">
            <text:p>0.001329</text:p>
          </table:table-cell>
          <table:table-cell table:style-name="ce70" office:value-type="float" office:value="83084" calcext:value-type="float">
            <text:p>83,08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5" calcext:value-type="float">
            <text:p>0.011015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2412" calcext:value-type="float">
            <text:p>0.002412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3" calcext:value-type="float">
            <text:p>0.011013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042" calcext:value-type="float">
            <text:p>0.003042</text:p>
          </table:table-cell>
          <table:table-cell table:style-name="ce70" office:value-type="float" office:value="328456" calcext:value-type="float">
            <text:p>328,45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29" calcext:value-type="float">
            <text:p>0.011029</text:p>
          </table:table-cell>
          <table:table-cell table:style-name="ce70" office:value-type="float" office:value="353266" calcext:value-type="float">
            <text:p>353,266.0</text:p>
          </table:table-cell>
          <table:table-cell table:style-name="ce66" office:value-type="float" office:value="0.003435" calcext:value-type="float">
            <text:p>0.003435</text:p>
          </table:table-cell>
          <table:table-cell table:style-name="ce70" office:value-type="float" office:value="328866" calcext:value-type="float">
            <text:p>328,86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78701" calcext:value-type="float">
            <text:p>2.278701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79072" calcext:value-type="float">
            <text:p>0.079072</text:p>
          </table:table-cell>
          <table:table-cell table:style-name="ce70" office:value-type="float" office:value="7958041" calcext:value-type="float">
            <text:p>7,958,041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8015" calcext:value-type="float">
            <text:p>2.280150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7433" calcext:value-type="float">
            <text:p>0.074330</text:p>
          </table:table-cell>
          <table:table-cell table:style-name="ce70" office:value-type="float" office:value="7941189" calcext:value-type="float">
            <text:p>7,941,189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7592" calcext:value-type="float">
            <text:p>2.275920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72233" calcext:value-type="float">
            <text:p>0.072233</text:p>
          </table:table-cell>
          <table:table-cell table:style-name="ce70" office:value-type="float" office:value="7958041" calcext:value-type="float">
            <text:p>7,958,041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69146" calcext:value-type="float">
            <text:p>2.269146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73958" calcext:value-type="float">
            <text:p>0.073958</text:p>
          </table:table-cell>
          <table:table-cell table:style-name="ce70" office:value-type="float" office:value="7914706" calcext:value-type="float">
            <text:p>7,914,706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604045" calcext:value-type="float">
            <text:p>22.604045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805102" calcext:value-type="float">
            <text:p>0.805102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88872" calcext:value-type="float">
            <text:p>22.588872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726566" calcext:value-type="float">
            <text:p>0.726566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91746" calcext:value-type="float">
            <text:p>22.591746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735695" calcext:value-type="float">
            <text:p>0.735695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95227" calcext:value-type="float">
            <text:p>22.595227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89487" calcext:value-type="float">
            <text:p>0.689487</text:p>
          </table:table-cell>
          <table:table-cell table:style-name="ce70" office:value-type="float" office:value="31359528" calcext:value-type="float">
            <text:p>31,359,528.0</text:p>
          </table:table-cell>
          <table:table-cell table:number-columns-repeated="1015"/>
        </table:table-row>
        <table:table-row table:style-name="ro1">
          <table:table-cell/>
          <table:table-cell table:style-name="ce53" table:number-columns-repeated="8"/>
          <table:table-cell table:number-columns-repeated="1015"/>
        </table:table-row>
        <table:table-row table:style-name="ro5">
          <table:table-cell/>
          <table:table-cell table:style-name="ce54" office:value-type="string" calcext:value-type="string">
            <text:p>Using</text:p>
          </table:table-cell>
          <table:table-cell table:style-name="ce53"/>
          <table:table-cell table:style-name="ce60" office:value-type="string" calcext:value-type="string">
            <text:p>|Matrix| </text:p>
          </table:table-cell>
          <table:table-cell table:style-name="ce60" office:value-type="string" calcext:value-type="string">
            <text:p>|Threads|</text:p>
          </table:table-cell>
          <table:table-cell table:style-name="ce65" office:value-type="string" calcext:value-type="string">
            <text:p>Time / manual </text:p>
          </table:table-cell>
          <table:table-cell table:style-name="ce69" office:value-type="string" calcext:value-type="string">
            <text:p>Inf Norm / manual </text:p>
          </table:table-cell>
          <table:table-cell table:style-name="ce65" office:value-type="string" calcext:value-type="string">
            <text:p>Time / pthreads </text:p>
          </table:table-cell>
          <table:table-cell table:style-name="ce69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3" calcext:value-type="float">
            <text:p>0.001413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308" calcext:value-type="float">
            <text:p>0.001308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6" calcext:value-type="float">
            <text:p>0.001406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294" calcext:value-type="float">
            <text:p>0.001294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4" calcext:value-type="float">
            <text:p>0.001414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214" calcext:value-type="float">
            <text:p>0.001214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" calcext:value-type="float">
            <text:p>0.011010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3006" calcext:value-type="float">
            <text:p>0.003006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" calcext:value-type="float">
            <text:p>0.011010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655" calcext:value-type="float">
            <text:p>0.002655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4" calcext:value-type="float">
            <text:p>0.011014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412" calcext:value-type="float">
            <text:p>0.002412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74337" calcext:value-type="float">
            <text:p>2.274337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4011" calcext:value-type="float">
            <text:p>0.074011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7394" calcext:value-type="float">
            <text:p>2.273940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4282" calcext:value-type="float">
            <text:p>0.074282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69123" calcext:value-type="float">
            <text:p>2.269123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6757" calcext:value-type="float">
            <text:p>0.076757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68417" calcext:value-type="float">
            <text:p>2.268417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342" calcext:value-type="float">
            <text:p>0.073420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66625" calcext:value-type="float">
            <text:p>22.566625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5889" calcext:value-type="float">
            <text:p>0.658890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60287" calcext:value-type="float">
            <text:p>22.56028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746149" calcext:value-type="float">
            <text:p>0.746149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724512" calcext:value-type="float">
            <text:p>22.724512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805147" calcext:value-type="float">
            <text:p>0.80514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652979" calcext:value-type="float">
            <text:p>22.652979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750033" calcext:value-type="float">
            <text:p>0.750033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6"/>
          <table:table-cell table:style-name="ce53"/>
          <table:table-cell table:style-name="ce62" table:number-columns-repeated="2"/>
          <table:table-cell table:style-name="ce67"/>
          <table:table-cell table:style-name="ce71"/>
          <table:table-cell table:style-name="ce67"/>
          <table:table-cell table:style-name="ce71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5" calcext:value-type="float">
            <text:p>0.001415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044" calcext:value-type="float">
            <text:p>0.001044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2" calcext:value-type="float">
            <text:p>0.001412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168" calcext:value-type="float">
            <text:p>0.001168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6" calcext:value-type="float">
            <text:p>0.001406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356" calcext:value-type="float">
            <text:p>0.001356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12" calcext:value-type="float">
            <text:p>0.011012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322" calcext:value-type="float">
            <text:p>0.003220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05" calcext:value-type="float">
            <text:p>0.011005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746" calcext:value-type="float">
            <text:p>0.002746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11024" calcext:value-type="float">
            <text:p>0.011024</text:p>
          </table:table-cell>
          <table:table-cell table:style-name="ce70" office:value-type="float" office:value="25502500" calcext:value-type="float">
            <text:p>25,502,500.0</text:p>
          </table:table-cell>
          <table:table-cell table:style-name="ce66" office:value-type="float" office:value="0.002686" calcext:value-type="float">
            <text:p>0.002686</text:p>
          </table:table-cell>
          <table:table-cell table:style-name="ce70" office:value-type="float" office:value="25502500" calcext:value-type="float">
            <text:p>25,5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7982" calcext:value-type="float">
            <text:p>2.279820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5656" calcext:value-type="float">
            <text:p>0.075656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76522" calcext:value-type="float">
            <text:p>2.276522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6434" calcext:value-type="float">
            <text:p>0.076434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46144" calcext:value-type="float">
            <text:p>2.246144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5013" calcext:value-type="float">
            <text:p>0.075013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.280677" calcext:value-type="float">
            <text:p>2.280677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78744" calcext:value-type="float">
            <text:p>0.078744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17391" calcext:value-type="float">
            <text:p>22.517391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75199" calcext:value-type="float">
            <text:p>0.751990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61444" calcext:value-type="float">
            <text:p>22.561444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941664" calcext:value-type="float">
            <text:p>0.941664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588215" calcext:value-type="float">
            <text:p>22.588215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7365" calcext:value-type="float">
            <text:p>0.736500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22.603145" calcext:value-type="float">
            <text:p>22.603145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723599" calcext:value-type="float">
            <text:p>0.723599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3"/>
          <table:table-cell table:number-columns-repeated="1021"/>
        </table:table-row>
        <table:table-row table:style-name="ro7">
          <table:table-cell/>
          <table:table-cell table:style-name="ce54" office:value-type="string" calcext:value-type="string">
            <text:p>Using</text:p>
          </table:table-cell>
          <table:table-cell table:style-name="ce53"/>
          <table:table-cell table:style-name="ce60" office:value-type="string" calcext:value-type="string">
            <text:p>|Matrix| </text:p>
          </table:table-cell>
          <table:table-cell table:style-name="ce60" office:value-type="string" calcext:value-type="string">
            <text:p>|Threads|</text:p>
          </table:table-cell>
          <table:table-cell table:style-name="ce65" office:value-type="string" calcext:value-type="string">
            <text:p>Time / manual </text:p>
          </table:table-cell>
          <table:table-cell table:style-name="ce69" office:value-type="string" calcext:value-type="string">
            <text:p>Inf Norm / manual </text:p>
          </table:table-cell>
          <table:table-cell table:style-name="ce65" office:value-type="string" calcext:value-type="string">
            <text:p>Time / pThreads </text:p>
          </table:table-cell>
          <table:table-cell table:style-name="ce69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12" calcext:value-type="float">
            <text:p>0.001412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368" calcext:value-type="float">
            <text:p>0.001368</text:p>
          </table:table-cell>
          <table:table-cell table:style-name="ce70" office:value-type="float" office:value="83084" calcext:value-type="float">
            <text:p>83,08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36468" calcext:value-type="float">
            <text:p>0.036468</text:p>
          </table:table-cell>
          <table:table-cell table:style-name="ce70" office:value-type="float" office:value="772112" calcext:value-type="float">
            <text:p>772,112.0</text:p>
          </table:table-cell>
          <table:table-cell table:style-name="ce66" office:value-type="float" office:value="0.004344" calcext:value-type="float">
            <text:p>0.004344</text:p>
          </table:table-cell>
          <table:table-cell table:style-name="ce70" office:value-type="float" office:value="718234" calcext:value-type="float">
            <text:p>718,23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10325" calcext:value-type="float">
            <text:p>0.103250</text:p>
          </table:table-cell>
          <table:table-cell table:style-name="ce70" office:value-type="float" office:value="1322244" calcext:value-type="float">
            <text:p>1,322,244.0</text:p>
          </table:table-cell>
          <table:table-cell table:style-name="ce66" office:value-type="float" office:value="0.009416" calcext:value-type="float">
            <text:p>0.009416</text:p>
          </table:table-cell>
          <table:table-cell table:style-name="ce70" office:value-type="float" office:value="1290780" calcext:value-type="float">
            <text:p>1,290,78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77512" calcext:value-type="float">
            <text:p>22.577512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53281" calcext:value-type="float">
            <text:p>0.653281</text:p>
          </table:table-cell>
          <table:table-cell table:style-name="ce70" office:value-type="float" office:value="31341889" calcext:value-type="float">
            <text:p>31,341,889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30" calcext:value-type="float">
            <text:p>30</text:p>
          </table:table-cell>
          <table:table-cell table:style-name="ce66" office:value-type="float" office:value="0.398502" calcext:value-type="float">
            <text:p>0.398502</text:p>
          </table:table-cell>
          <table:table-cell table:style-name="ce70" office:value-type="float" office:value="3011393" calcext:value-type="float">
            <text:p>3,011,393.0</text:p>
          </table:table-cell>
          <table:table-cell table:style-name="ce66" office:value-type="float" office:value="0.020857" calcext:value-type="float">
            <text:p>0.020857</text:p>
          </table:table-cell>
          <table:table-cell table:style-name="ce70" office:value-type="float" office:value="2867749" calcext:value-type="float">
            <text:p>2,867,749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58816" calcext:value-type="float">
            <text:p>22.658816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68295" calcext:value-type="float">
            <text:p>0.668295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40" calcext:value-type="float">
            <text:p>40</text:p>
          </table:table-cell>
          <table:table-cell table:style-name="ce66" office:value-type="float" office:value="1.030502" calcext:value-type="float">
            <text:p>1.030502</text:p>
          </table:table-cell>
          <table:table-cell table:style-name="ce70" office:value-type="float" office:value="5225598" calcext:value-type="float">
            <text:p>5,225,598.0</text:p>
          </table:table-cell>
          <table:table-cell table:style-name="ce66" office:value-type="float" office:value="0.04561" calcext:value-type="float">
            <text:p>0.045610</text:p>
          </table:table-cell>
          <table:table-cell table:style-name="ce70" office:value-type="float" office:value="5105882" calcext:value-type="float">
            <text:p>5,105,882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34818" calcext:value-type="float">
            <text:p>22.634818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47604" calcext:value-type="float">
            <text:p>0.647604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2.276678" calcext:value-type="float">
            <text:p>2.276678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89903" calcext:value-type="float">
            <text:p>0.089903</text:p>
          </table:table-cell>
          <table:table-cell table:style-name="ce70" office:value-type="float" office:value="7957767" calcext:value-type="float">
            <text:p>7,957,767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3.018685" calcext:value-type="float">
            <text:p>3.018685</text:p>
          </table:table-cell>
          <table:table-cell table:style-name="ce70" office:value-type="float" office:value="9746097" calcext:value-type="float">
            <text:p>9,746,097.0</text:p>
          </table:table-cell>
          <table:table-cell table:style-name="ce66" office:value-type="float" office:value="0.108451" calcext:value-type="float">
            <text:p>0.108451</text:p>
          </table:table-cell>
          <table:table-cell table:style-name="ce70" office:value-type="float" office:value="9519842" calcext:value-type="float">
            <text:p>9,519,842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60" calcext:value-type="float">
            <text:p>60</text:p>
          </table:table-cell>
          <table:table-cell table:style-name="ce66" office:value-type="float" office:value="3.970175" calcext:value-type="float">
            <text:p>3.970175</text:p>
          </table:table-cell>
          <table:table-cell table:style-name="ce70" office:value-type="float" office:value="11584750" calcext:value-type="float">
            <text:p>11,584,750.0</text:p>
          </table:table-cell>
          <table:table-cell table:style-name="ce66" office:value-type="float" office:value="0.15875" calcext:value-type="float">
            <text:p>0.158750</text:p>
          </table:table-cell>
          <table:table-cell table:style-name="ce70" office:value-type="float" office:value="11512140" calcext:value-type="float">
            <text:p>11,512,14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2583" calcext:value-type="float">
            <text:p>22.625830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2781" calcext:value-type="float">
            <text:p>0.627810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700" calcext:value-type="float">
            <text:p>700</text:p>
          </table:table-cell>
          <table:table-cell table:style-name="ce61" office:value-type="float" office:value="70" calcext:value-type="float">
            <text:p>70</text:p>
          </table:table-cell>
          <table:table-cell table:style-name="ce66" office:value-type="float" office:value="7.715003" calcext:value-type="float">
            <text:p>7.715003</text:p>
          </table:table-cell>
          <table:table-cell table:style-name="ce70" office:value-type="float" office:value="15701890" calcext:value-type="float">
            <text:p>15,701,890.0</text:p>
          </table:table-cell>
          <table:table-cell table:style-name="ce66" office:value-type="float" office:value="0.233204" calcext:value-type="float">
            <text:p>0.233204</text:p>
          </table:table-cell>
          <table:table-cell table:style-name="ce70" office:value-type="float" office:value="15534400" calcext:value-type="float">
            <text:p>15,534,4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44341" calcext:value-type="float">
            <text:p>22.644341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31318" calcext:value-type="float">
            <text:p>0.631318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" calcext:value-type="float">
            <text:p>80</text:p>
          </table:table-cell>
          <table:table-cell table:style-name="ce66" office:value-type="float" office:value="9.991302" calcext:value-type="float">
            <text:p>9.991302</text:p>
          </table:table-cell>
          <table:table-cell table:style-name="ce70" office:value-type="float" office:value="20461090" calcext:value-type="float">
            <text:p>20,461,090.0</text:p>
          </table:table-cell>
          <table:table-cell table:style-name="ce66" office:value-type="float" office:value="0.322235" calcext:value-type="float">
            <text:p>0.322235</text:p>
          </table:table-cell>
          <table:table-cell table:style-name="ce70" office:value-type="float" office:value="20204923" calcext:value-type="float">
            <text:p>20,204,923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3.72753" calcext:value-type="float">
            <text:p>23.727530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53829" calcext:value-type="float">
            <text:p>0.653829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" calcext:value-type="float">
            <text:p>90</text:p>
          </table:table-cell>
          <table:table-cell table:style-name="ce66" office:value-type="float" office:value="20.14458" calcext:value-type="float">
            <text:p>20.144580</text:p>
          </table:table-cell>
          <table:table-cell table:style-name="ce70" office:value-type="float" office:value="25890261" calcext:value-type="float">
            <text:p>25,890,261.0</text:p>
          </table:table-cell>
          <table:table-cell table:style-name="ce66" office:value-type="float" office:value="0.463994" calcext:value-type="float">
            <text:p>0.463994</text:p>
          </table:table-cell>
          <table:table-cell table:style-name="ce70" office:value-type="float" office:value="25133012" calcext:value-type="float">
            <text:p>25,133,012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67932" calcext:value-type="float">
            <text:p>22.567932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26697" calcext:value-type="float">
            <text:p>0.626697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02344" calcext:value-type="float">
            <text:p>22.602344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39306" calcext:value-type="float">
            <text:p>0.639306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6"/>
          <table:table-cell table:style-name="ce53"/>
          <table:table-cell table:style-name="ce62" table:number-columns-repeated="2"/>
          <table:table-cell table:style-name="ce67"/>
          <table:table-cell table:style-name="ce71"/>
          <table:table-cell table:style-name="ce67"/>
          <table:table-cell table:style-name="ce71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2" calcext:value-type="float">
            <text:p>0.001402</text:p>
          </table:table-cell>
          <table:table-cell table:style-name="ce70" office:value-type="float" office:value="89502" calcext:value-type="float">
            <text:p>89,502.0</text:p>
          </table:table-cell>
          <table:table-cell table:style-name="ce66" office:value-type="float" office:value="0.001367" calcext:value-type="float">
            <text:p>0.001367</text:p>
          </table:table-cell>
          <table:table-cell table:style-name="ce70" office:value-type="float" office:value="83084" calcext:value-type="float">
            <text:p>83,08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36408" calcext:value-type="float">
            <text:p>0.036408</text:p>
          </table:table-cell>
          <table:table-cell table:style-name="ce70" office:value-type="float" office:value="772112" calcext:value-type="float">
            <text:p>772,112.0</text:p>
          </table:table-cell>
          <table:table-cell table:style-name="ce66" office:value-type="float" office:value="0.00483" calcext:value-type="float">
            <text:p>0.004830</text:p>
          </table:table-cell>
          <table:table-cell table:style-name="ce70" office:value-type="float" office:value="718234" calcext:value-type="float">
            <text:p>718,234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103282" calcext:value-type="float">
            <text:p>0.103282</text:p>
          </table:table-cell>
          <table:table-cell table:style-name="ce70" office:value-type="float" office:value="1322244" calcext:value-type="float">
            <text:p>1,322,244.0</text:p>
          </table:table-cell>
          <table:table-cell table:style-name="ce66" office:value-type="float" office:value="0.008834" calcext:value-type="float">
            <text:p>0.008834</text:p>
          </table:table-cell>
          <table:table-cell table:style-name="ce70" office:value-type="float" office:value="1290780" calcext:value-type="float">
            <text:p>1,290,78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99911" calcext:value-type="float">
            <text:p>22.599911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18144" calcext:value-type="float">
            <text:p>0.618144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30" calcext:value-type="float">
            <text:p>30</text:p>
          </table:table-cell>
          <table:table-cell table:style-name="ce66" office:value-type="float" office:value="0.390335" calcext:value-type="float">
            <text:p>0.390335</text:p>
          </table:table-cell>
          <table:table-cell table:style-name="ce70" office:value-type="float" office:value="3011393" calcext:value-type="float">
            <text:p>3,011,393.0</text:p>
          </table:table-cell>
          <table:table-cell table:style-name="ce66" office:value-type="float" office:value="0.021323" calcext:value-type="float">
            <text:p>0.021323</text:p>
          </table:table-cell>
          <table:table-cell table:style-name="ce70" office:value-type="float" office:value="2867749" calcext:value-type="float">
            <text:p>2,867,749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89421" calcext:value-type="float">
            <text:p>22.589421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49053" calcext:value-type="float">
            <text:p>0.649053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40" calcext:value-type="float">
            <text:p>40</text:p>
          </table:table-cell>
          <table:table-cell table:style-name="ce66" office:value-type="float" office:value="1.033686" calcext:value-type="float">
            <text:p>1.033686</text:p>
          </table:table-cell>
          <table:table-cell table:style-name="ce70" office:value-type="float" office:value="5225598" calcext:value-type="float">
            <text:p>5,225,598.0</text:p>
          </table:table-cell>
          <table:table-cell table:style-name="ce66" office:value-type="float" office:value="0.043501" calcext:value-type="float">
            <text:p>0.043501</text:p>
          </table:table-cell>
          <table:table-cell table:style-name="ce70" office:value-type="float" office:value="5105882" calcext:value-type="float">
            <text:p>5,105,882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106" calcext:value-type="float">
            <text:p>22.610600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37181" calcext:value-type="float">
            <text:p>0.637181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2.317871" calcext:value-type="float">
            <text:p>2.317871</text:p>
          </table:table-cell>
          <table:table-cell table:style-name="ce70" office:value-type="float" office:value="8117937" calcext:value-type="float">
            <text:p>8,117,937.0</text:p>
          </table:table-cell>
          <table:table-cell table:style-name="ce66" office:value-type="float" office:value="0.086061" calcext:value-type="float">
            <text:p>0.086061</text:p>
          </table:table-cell>
          <table:table-cell table:style-name="ce70" office:value-type="float" office:value="7957767" calcext:value-type="float">
            <text:p>7,957,767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2.994025" calcext:value-type="float">
            <text:p>2.994025</text:p>
          </table:table-cell>
          <table:table-cell table:style-name="ce70" office:value-type="float" office:value="9746097" calcext:value-type="float">
            <text:p>9,746,097.0</text:p>
          </table:table-cell>
          <table:table-cell table:style-name="ce66" office:value-type="float" office:value="0.104394" calcext:value-type="float">
            <text:p>0.104394</text:p>
          </table:table-cell>
          <table:table-cell table:style-name="ce70" office:value-type="float" office:value="9519842" calcext:value-type="float">
            <text:p>9,519,842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60" calcext:value-type="float">
            <text:p>60</text:p>
          </table:table-cell>
          <table:table-cell table:style-name="ce66" office:value-type="float" office:value="3.990792" calcext:value-type="float">
            <text:p>3.990792</text:p>
          </table:table-cell>
          <table:table-cell table:style-name="ce70" office:value-type="float" office:value="11584750" calcext:value-type="float">
            <text:p>11,584,750.0</text:p>
          </table:table-cell>
          <table:table-cell table:style-name="ce66" office:value-type="float" office:value="0.157564" calcext:value-type="float">
            <text:p>0.157564</text:p>
          </table:table-cell>
          <table:table-cell table:style-name="ce70" office:value-type="float" office:value="11512140" calcext:value-type="float">
            <text:p>11,512,14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55217" calcext:value-type="float">
            <text:p>22.655217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3707" calcext:value-type="float">
            <text:p>0.637070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700" calcext:value-type="float">
            <text:p>700</text:p>
          </table:table-cell>
          <table:table-cell table:style-name="ce61" office:value-type="float" office:value="70" calcext:value-type="float">
            <text:p>70</text:p>
          </table:table-cell>
          <table:table-cell table:style-name="ce66" office:value-type="float" office:value="7.829027" calcext:value-type="float">
            <text:p>7.829027</text:p>
          </table:table-cell>
          <table:table-cell table:style-name="ce70" office:value-type="float" office:value="15701890" calcext:value-type="float">
            <text:p>15,701,890.0</text:p>
          </table:table-cell>
          <table:table-cell table:style-name="ce66" office:value-type="float" office:value="0.223619" calcext:value-type="float">
            <text:p>0.223619</text:p>
          </table:table-cell>
          <table:table-cell table:style-name="ce70" office:value-type="float" office:value="15534400" calcext:value-type="float">
            <text:p>15,534,4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71533" calcext:value-type="float">
            <text:p>22.715330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30564" calcext:value-type="float">
            <text:p>0.630564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" calcext:value-type="float">
            <text:p>80</text:p>
          </table:table-cell>
          <table:table-cell table:style-name="ce66" office:value-type="float" office:value="9.961606" calcext:value-type="float">
            <text:p>9.961606</text:p>
          </table:table-cell>
          <table:table-cell table:style-name="ce70" office:value-type="float" office:value="20461090" calcext:value-type="float">
            <text:p>20,461,090.0</text:p>
          </table:table-cell>
          <table:table-cell table:style-name="ce66" office:value-type="float" office:value="0.323325" calcext:value-type="float">
            <text:p>0.323325</text:p>
          </table:table-cell>
          <table:table-cell table:style-name="ce70" office:value-type="float" office:value="20204923" calcext:value-type="float">
            <text:p>20,204,923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775118" calcext:value-type="float">
            <text:p>22.775118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3243" calcext:value-type="float">
            <text:p>0.632430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" calcext:value-type="float">
            <text:p>90</text:p>
          </table:table-cell>
          <table:table-cell table:style-name="ce66" office:value-type="float" office:value="20.01176" calcext:value-type="float">
            <text:p>20.011760</text:p>
          </table:table-cell>
          <table:table-cell table:style-name="ce70" office:value-type="float" office:value="25890261" calcext:value-type="float">
            <text:p>25,890,261.0</text:p>
          </table:table-cell>
          <table:table-cell table:style-name="ce66" office:value-type="float" office:value="0.448777" calcext:value-type="float">
            <text:p>0.448777</text:p>
          </table:table-cell>
          <table:table-cell table:style-name="ce70" office:value-type="float" office:value="25133012" calcext:value-type="float">
            <text:p>25,133,012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45957" calcext:value-type="float">
            <text:p>22.545957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32317" calcext:value-type="float">
            <text:p>0.632317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r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24936" calcext:value-type="float">
            <text:p>22.624936</text:p>
          </table:table-cell>
          <table:table-cell table:style-name="ce70" office:value-type="float" office:value="31896067" calcext:value-type="float">
            <text:p>31,896,067.0</text:p>
          </table:table-cell>
          <table:table-cell table:style-name="ce66" office:value-type="float" office:value="0.648349" calcext:value-type="float">
            <text:p>0.648349</text:p>
          </table:table-cell>
          <table:table-cell table:style-name="ce70" office:value-type="float" office:value="31350390" calcext:value-type="float">
            <text:p>31,350,390.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3"/>
          <table:table-cell table:style-name="ce64"/>
          <table:table-cell table:style-name="ce57" table:number-columns-repeated="4"/>
          <table:table-cell table:number-columns-repeated="1015"/>
        </table:table-row>
        <table:table-row table:style-name="ro8">
          <table:table-cell/>
          <table:table-cell table:style-name="ce54" office:value-type="string" calcext:value-type="string">
            <text:p>Using</text:p>
          </table:table-cell>
          <table:table-cell table:style-name="ce53"/>
          <table:table-cell table:style-name="ce60" office:value-type="string" calcext:value-type="string">
            <text:p>|Matrix| </text:p>
          </table:table-cell>
          <table:table-cell table:style-name="ce60" office:value-type="string" calcext:value-type="string">
            <text:p>|Threads|</text:p>
          </table:table-cell>
          <table:table-cell table:style-name="ce65" office:value-type="string" calcext:value-type="string">
            <text:p>Time / manual </text:p>
          </table:table-cell>
          <table:table-cell table:style-name="ce69" office:value-type="string" calcext:value-type="string">
            <text:p>Inf Norm / manual </text:p>
          </table:table-cell>
          <table:table-cell table:style-name="ce65" office:value-type="string" calcext:value-type="string">
            <text:p>Time / pThreads </text:p>
          </table:table-cell>
          <table:table-cell table:style-name="ce69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2" calcext:value-type="float">
            <text:p>0.001402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368" calcext:value-type="float">
            <text:p>0.001368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36497" calcext:value-type="float">
            <text:p>0.036497</text:p>
          </table:table-cell>
          <table:table-cell table:style-name="ce70" office:value-type="float" office:value="128255625" calcext:value-type="float">
            <text:p>128,255,625.0</text:p>
          </table:table-cell>
          <table:table-cell table:style-name="ce66" office:value-type="float" office:value="0.005516" calcext:value-type="float">
            <text:p>0.005516</text:p>
          </table:table-cell>
          <table:table-cell table:style-name="ce70" office:value-type="float" office:value="128255625" calcext:value-type="float">
            <text:p>128,25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103509" calcext:value-type="float">
            <text:p>0.103509</text:p>
          </table:table-cell>
          <table:table-cell table:style-name="ce70" office:value-type="float" office:value="404010000" calcext:value-type="float">
            <text:p>404,010,000.0</text:p>
          </table:table-cell>
          <table:table-cell table:style-name="ce66" office:value-type="float" office:value="0.010126" calcext:value-type="float">
            <text:p>0.010126</text:p>
          </table:table-cell>
          <table:table-cell table:style-name="ce70" office:value-type="float" office:value="404010000" calcext:value-type="float">
            <text:p>404,01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78228" calcext:value-type="float">
            <text:p>22.578228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29005" calcext:value-type="float">
            <text:p>0.629005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30" calcext:value-type="float">
            <text:p>30</text:p>
          </table:table-cell>
          <table:table-cell table:style-name="ce66" office:value-type="float" office:value="0.394802" calcext:value-type="float">
            <text:p>0.394802</text:p>
          </table:table-cell>
          <table:table-cell table:style-name="ce70" office:value-type="float" office:value="2038522500" calcext:value-type="float">
            <text:p>2,038,522,500.0</text:p>
          </table:table-cell>
          <table:table-cell table:style-name="ce66" office:value-type="float" office:value="0.019049" calcext:value-type="float">
            <text:p>0.019049</text:p>
          </table:table-cell>
          <table:table-cell table:style-name="ce70" office:value-type="float" office:value="2038522500" calcext:value-type="float">
            <text:p>2,038,52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31387" calcext:value-type="float">
            <text:p>22.53138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23278" calcext:value-type="float">
            <text:p>0.623278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40" calcext:value-type="float">
            <text:p>40</text:p>
          </table:table-cell>
          <table:table-cell table:style-name="ce66" office:value-type="float" office:value="1.014198" calcext:value-type="float">
            <text:p>1.014198</text:p>
          </table:table-cell>
          <table:table-cell table:style-name="ce70" office:value-type="float" office:value="6432040000" calcext:value-type="float">
            <text:p>6,432,040,000.0</text:p>
          </table:table-cell>
          <table:table-cell table:style-name="ce66" office:value-type="float" office:value="0.045393" calcext:value-type="float">
            <text:p>0.045393</text:p>
          </table:table-cell>
          <table:table-cell table:style-name="ce70" office:value-type="float" office:value="6432040000" calcext:value-type="float">
            <text:p>6,432,04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9962" calcext:value-type="float">
            <text:p>22.699620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7117" calcext:value-type="float">
            <text:p>0.63711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2.278428" calcext:value-type="float">
            <text:p>2.278428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81549" calcext:value-type="float">
            <text:p>0.081549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3.056677" calcext:value-type="float">
            <text:p>3.056677</text:p>
          </table:table-cell>
          <table:table-cell table:style-name="ce70" office:value-type="float" office:value="22959825625" calcext:value-type="float">
            <text:p>22,959,825,625.0</text:p>
          </table:table-cell>
          <table:table-cell table:style-name="ce66" office:value-type="float" office:value="0.100339" calcext:value-type="float">
            <text:p>0.100339</text:p>
          </table:table-cell>
          <table:table-cell table:style-name="ce70" office:value-type="float" office:value="22959825625" calcext:value-type="float">
            <text:p>22,959,8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60" calcext:value-type="float">
            <text:p>60</text:p>
          </table:table-cell>
          <table:table-cell table:style-name="ce66" office:value-type="float" office:value="4.072283" calcext:value-type="float">
            <text:p>4.072283</text:p>
          </table:table-cell>
          <table:table-cell table:style-name="ce70" office:value-type="float" office:value="32508090000" calcext:value-type="float">
            <text:p>32,508,090,000.0</text:p>
          </table:table-cell>
          <table:table-cell table:style-name="ce66" office:value-type="float" office:value="0.149209" calcext:value-type="float">
            <text:p>0.149209</text:p>
          </table:table-cell>
          <table:table-cell table:style-name="ce70" office:value-type="float" office:value="32508090000" calcext:value-type="float">
            <text:p>32,508,09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26312" calcext:value-type="float">
            <text:p>22.626312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25287" calcext:value-type="float">
            <text:p>0.62528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700" calcext:value-type="float">
            <text:p>700</text:p>
          </table:table-cell>
          <table:table-cell table:style-name="ce61" office:value-type="float" office:value="70" calcext:value-type="float">
            <text:p>70</text:p>
          </table:table-cell>
          <table:table-cell table:style-name="ce66" office:value-type="float" office:value="7.611243" calcext:value-type="float">
            <text:p>7.611243</text:p>
          </table:table-cell>
          <table:table-cell table:style-name="ce70" office:value-type="float" office:value="60196622500" calcext:value-type="float">
            <text:p>60,196,622,500.0</text:p>
          </table:table-cell>
          <table:table-cell table:style-name="ce66" office:value-type="float" office:value="0.22087" calcext:value-type="float">
            <text:p>0.220870</text:p>
          </table:table-cell>
          <table:table-cell table:style-name="ce70" office:value-type="float" office:value="60196622500" calcext:value-type="float">
            <text:p>60,196,62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60374" calcext:value-type="float">
            <text:p>22.560374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0177" calcext:value-type="float">
            <text:p>0.63017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" calcext:value-type="float">
            <text:p>80</text:p>
          </table:table-cell>
          <table:table-cell table:style-name="ce66" office:value-type="float" office:value="10.029581" calcext:value-type="float">
            <text:p>10.029581</text:p>
          </table:table-cell>
          <table:table-cell table:style-name="ce70" office:value-type="float" office:value="102656160000" calcext:value-type="float">
            <text:p>102,656,160,000.0</text:p>
          </table:table-cell>
          <table:table-cell table:style-name="ce66" office:value-type="float" office:value="0.327374" calcext:value-type="float">
            <text:p>0.327374</text:p>
          </table:table-cell>
          <table:table-cell table:style-name="ce70" office:value-type="float" office:value="102656160000" calcext:value-type="float">
            <text:p>102,656,16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96446" calcext:value-type="float">
            <text:p>22.596446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8827" calcext:value-type="float">
            <text:p>0.63882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" calcext:value-type="float">
            <text:p>90</text:p>
          </table:table-cell>
          <table:table-cell table:style-name="ce66" office:value-type="float" office:value="20.174155" calcext:value-type="float">
            <text:p>20.174155</text:p>
          </table:table-cell>
          <table:table-cell table:style-name="ce70" office:value-type="float" office:value="164389702500" calcext:value-type="float">
            <text:p>164,389,702,500.0</text:p>
          </table:table-cell>
          <table:table-cell table:style-name="ce66" office:value-type="float" office:value="0.450073" calcext:value-type="float">
            <text:p>0.450073</text:p>
          </table:table-cell>
          <table:table-cell table:style-name="ce70" office:value-type="float" office:value="164389702500" calcext:value-type="float">
            <text:p>164,389,7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71971" calcext:value-type="float">
            <text:p>22.571971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5937" calcext:value-type="float">
            <text:p>0.63593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702559" calcext:value-type="float">
            <text:p>22.702559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47013" calcext:value-type="float">
            <text:p>0.647013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6"/>
          <table:table-cell table:style-name="ce53"/>
          <table:table-cell table:style-name="ce62" table:number-columns-repeated="2"/>
          <table:table-cell table:style-name="ce67"/>
          <table:table-cell table:style-name="ce71"/>
          <table:table-cell table:style-name="ce67"/>
          <table:table-cell table:style-name="ce71"/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01406" calcext:value-type="float">
            <text:p>0.001406</text:p>
          </table:table-cell>
          <table:table-cell table:style-name="ce70" office:value-type="float" office:value="1625625" calcext:value-type="float">
            <text:p>1,625,625.0</text:p>
          </table:table-cell>
          <table:table-cell table:style-name="ce66" office:value-type="float" office:value="0.001293" calcext:value-type="float">
            <text:p>0.001293</text:p>
          </table:table-cell>
          <table:table-cell table:style-name="ce70" office:value-type="float" office:value="1625625" calcext:value-type="float">
            <text:p>1,6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float" office:value="0.036443" calcext:value-type="float">
            <text:p>0.036443</text:p>
          </table:table-cell>
          <table:table-cell table:style-name="ce70" office:value-type="float" office:value="128255625" calcext:value-type="float">
            <text:p>128,255,625.0</text:p>
          </table:table-cell>
          <table:table-cell table:style-name="ce66" office:value-type="float" office:value="0.004162" calcext:value-type="float">
            <text:p>0.004162</text:p>
          </table:table-cell>
          <table:table-cell table:style-name="ce70" office:value-type="float" office:value="128255625" calcext:value-type="float">
            <text:p>128,25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float" office:value="0.102373" calcext:value-type="float">
            <text:p>0.102373</text:p>
          </table:table-cell>
          <table:table-cell table:style-name="ce70" office:value-type="float" office:value="404010000" calcext:value-type="float">
            <text:p>404,010,000.0</text:p>
          </table:table-cell>
          <table:table-cell table:style-name="ce66" office:value-type="float" office:value="0.012016" calcext:value-type="float">
            <text:p>0.012016</text:p>
          </table:table-cell>
          <table:table-cell table:style-name="ce70" office:value-type="float" office:value="404010000" calcext:value-type="float">
            <text:p>404,01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90978" calcext:value-type="float">
            <text:p>22.590978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2697" calcext:value-type="float">
            <text:p>0.63269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30" calcext:value-type="float">
            <text:p>30</text:p>
          </table:table-cell>
          <table:table-cell table:style-name="ce66" office:value-type="float" office:value="0.385407" calcext:value-type="float">
            <text:p>0.385407</text:p>
          </table:table-cell>
          <table:table-cell table:style-name="ce70" office:value-type="float" office:value="2038522500" calcext:value-type="float">
            <text:p>2,038,522,500.0</text:p>
          </table:table-cell>
          <table:table-cell table:style-name="ce66" office:value-type="float" office:value="0.021244" calcext:value-type="float">
            <text:p>0.021244</text:p>
          </table:table-cell>
          <table:table-cell table:style-name="ce70" office:value-type="float" office:value="2038522500" calcext:value-type="float">
            <text:p>2,038,52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36475" calcext:value-type="float">
            <text:p>22.636475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5413" calcext:value-type="float">
            <text:p>0.635413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40" calcext:value-type="float">
            <text:p>40</text:p>
          </table:table-cell>
          <table:table-cell table:style-name="ce66" office:value-type="float" office:value="1.02851" calcext:value-type="float">
            <text:p>1.028510</text:p>
          </table:table-cell>
          <table:table-cell table:style-name="ce70" office:value-type="float" office:value="6432040000" calcext:value-type="float">
            <text:p>6,432,040,000.0</text:p>
          </table:table-cell>
          <table:table-cell table:style-name="ce66" office:value-type="float" office:value="0.049324" calcext:value-type="float">
            <text:p>0.049324</text:p>
          </table:table-cell>
          <table:table-cell table:style-name="ce70" office:value-type="float" office:value="6432040000" calcext:value-type="float">
            <text:p>6,432,04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67234" calcext:value-type="float">
            <text:p>22.667234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29788" calcext:value-type="float">
            <text:p>0.629788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2.267032" calcext:value-type="float">
            <text:p>2.267032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style-name="ce66" office:value-type="float" office:value="0.082868" calcext:value-type="float">
            <text:p>0.082868</text:p>
          </table:table-cell>
          <table:table-cell table:style-name="ce70" office:value-type="float" office:value="15687562500" calcext:value-type="float">
            <text:p>15,687,56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float" office:value="3.048547" calcext:value-type="float">
            <text:p>3.048547</text:p>
          </table:table-cell>
          <table:table-cell table:style-name="ce70" office:value-type="float" office:value="22959825625" calcext:value-type="float">
            <text:p>22,959,825,625.0</text:p>
          </table:table-cell>
          <table:table-cell table:style-name="ce66" office:value-type="float" office:value="0.104482" calcext:value-type="float">
            <text:p>0.104482</text:p>
          </table:table-cell>
          <table:table-cell table:style-name="ce70" office:value-type="float" office:value="22959825625" calcext:value-type="float">
            <text:p>22,959,825,625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60" calcext:value-type="float">
            <text:p>60</text:p>
          </table:table-cell>
          <table:table-cell table:style-name="ce66" office:value-type="float" office:value="3.844227" calcext:value-type="float">
            <text:p>3.844227</text:p>
          </table:table-cell>
          <table:table-cell table:style-name="ce70" office:value-type="float" office:value="32508090000" calcext:value-type="float">
            <text:p>32,508,090,000.0</text:p>
          </table:table-cell>
          <table:table-cell table:style-name="ce66" office:value-type="float" office:value="0.144682" calcext:value-type="float">
            <text:p>0.144682</text:p>
          </table:table-cell>
          <table:table-cell table:style-name="ce70" office:value-type="float" office:value="32508090000" calcext:value-type="float">
            <text:p>32,508,09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577241" calcext:value-type="float">
            <text:p>22.577241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4571" calcext:value-type="float">
            <text:p>0.634571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700" calcext:value-type="float">
            <text:p>700</text:p>
          </table:table-cell>
          <table:table-cell table:style-name="ce61" office:value-type="float" office:value="70" calcext:value-type="float">
            <text:p>70</text:p>
          </table:table-cell>
          <table:table-cell table:style-name="ce66" office:value-type="float" office:value="8.153411" calcext:value-type="float">
            <text:p>8.153411</text:p>
          </table:table-cell>
          <table:table-cell table:style-name="ce70" office:value-type="float" office:value="60196622500" calcext:value-type="float">
            <text:p>60,196,622,500.0</text:p>
          </table:table-cell>
          <table:table-cell table:style-name="ce66" office:value-type="float" office:value="0.218322" calcext:value-type="float">
            <text:p>0.218322</text:p>
          </table:table-cell>
          <table:table-cell table:style-name="ce70" office:value-type="float" office:value="60196622500" calcext:value-type="float">
            <text:p>60,196,62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71438" calcext:value-type="float">
            <text:p>22.671438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5316" calcext:value-type="float">
            <text:p>0.635316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" calcext:value-type="float">
            <text:p>80</text:p>
          </table:table-cell>
          <table:table-cell table:style-name="ce66" office:value-type="float" office:value="10.527717" calcext:value-type="float">
            <text:p>10.527717</text:p>
          </table:table-cell>
          <table:table-cell table:style-name="ce70" office:value-type="float" office:value="102656160000" calcext:value-type="float">
            <text:p>102,656,160,000.0</text:p>
          </table:table-cell>
          <table:table-cell table:style-name="ce66" office:value-type="float" office:value="0.342593" calcext:value-type="float">
            <text:p>0.342593</text:p>
          </table:table-cell>
          <table:table-cell table:style-name="ce70" office:value-type="float" office:value="102656160000" calcext:value-type="float">
            <text:p>102,656,16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4863" calcext:value-type="float">
            <text:p>22.648630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42568" calcext:value-type="float">
            <text:p>0.642568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" calcext:value-type="float">
            <text:p>90</text:p>
          </table:table-cell>
          <table:table-cell table:style-name="ce66" office:value-type="float" office:value="20.292053" calcext:value-type="float">
            <text:p>20.292053</text:p>
          </table:table-cell>
          <table:table-cell table:style-name="ce70" office:value-type="float" office:value="164389702500" calcext:value-type="float">
            <text:p>164,389,702,500.0</text:p>
          </table:table-cell>
          <table:table-cell table:style-name="ce66" office:value-type="float" office:value="0.468552" calcext:value-type="float">
            <text:p>0.468552</text:p>
          </table:table-cell>
          <table:table-cell table:style-name="ce70" office:value-type="float" office:value="164389702500" calcext:value-type="float">
            <text:p>164,389,702,5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44521" calcext:value-type="float">
            <text:p>22.644521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39157" calcext:value-type="float">
            <text:p>0.639157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./A2-pthreads-solo -i </text:p>
          </table:table-cell>
          <table:table-cell table:style-name="ce53"/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" calcext:value-type="float">
            <text:p>100</text:p>
          </table:table-cell>
          <table:table-cell table:style-name="ce66" office:value-type="float" office:value="22.637018" calcext:value-type="float">
            <text:p>22.637018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style-name="ce66" office:value-type="float" office:value="0.628302" calcext:value-type="float">
            <text:p>0.628302</text:p>
          </table:table-cell>
          <table:table-cell table:style-name="ce70" office:value-type="float" office:value="250500250000" calcext:value-type="float">
            <text:p>250,500,250,000.0</text:p>
          </table:table-cell>
          <table:table-cell table:number-columns-repeated="1015"/>
        </table:table-row>
        <table:table-row table:style-name="ro1">
          <table:table-cell/>
          <table:table-cell table:style-name="ce58" table:number-columns-repeated="2"/>
          <table:table-cell table:number-columns-repeated="2"/>
          <table:table-cell table:style-name="ce58" table:number-columns-repeated="4"/>
          <table:table-cell table:number-columns-repeated="1015"/>
        </table:table-row>
        <table:table-row table:style-name="ro1" table:number-rows-repeated="104837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anual.B57:manual.H8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 number:grouping="true"/>
    </number:number-style>
    <number:number-style style:name="N113">
      <number:number number: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07:16:11.799433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3T18:26:05.879676870</meta:creation-date>
    <dc:date>2014-07-29T07:19:50.191775505</dc:date>
    <dc:creator>Paula Dwan</dc:creator>
    <meta:editing-duration>PT2H41M38S</meta:editing-duration>
    <meta:editing-cycles>43</meta:editing-cycles>
    <meta:generator>LibreOffice/4.1.6.2$Linux_X86_64 LibreOffice_project/410m0$Build-2</meta:generator>
    <meta:document-statistic meta:table-count="2" meta:cell-count="2418" meta:object-count="0"/>
  </office:meta>
</office:document-meta>
</file>